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/>
    <style:font-face style:name="Liberation Serif1" svg:font-family="'Liberation Serif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0% 100%"/>
    </style:style>
    <style:style style:name="T2" style:family="text">
      <style:text-properties style:text-position="-8% 58%"/>
    </style:style>
    <style:style style:name="T3" style:family="text">
      <style:text-properties style:font-name="Liberation Sans" style:text-position="0% 100%"/>
    </style:style>
    <style:style style:name="T4" style:family="text">
      <style:text-properties style:font-name="Liberation Sans"/>
    </style:style>
    <style:style style:name="T5" style:family="tex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9cm" svg:height="8.999cm" svg:x="11.252cm" svg:y="2.746cm">
            <draw:object draw:notify-on-update-of-ranges="Лист1.B5:Лист1.B10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1.242cm" svg:y="11.918cm">
            <draw:object draw:notify-on-update-of-ranges="Лист1.C5:Лист1.C10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733cm" svg:height="9.054cm" svg:x="11.313cm" svg:y="21.222cm">
            <draw:object draw:notify-on-update-of-ranges="Лист1.B5:Лист1.B10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ce3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C, Ф</text:p>
          </table:table-cell>
          <table:table-cell table:style-name="ce1" office:value-type="string" calcext:value-type="string">
            <text:p><text:span text:style-name="T1">ω</text:span><text:span text:style-name="T2">0</text:span><text:span text:style-name="T1">, Гц</text:span></text:p>
          </table:table-cell>
          <table:table-cell table:style-name="ce1" office:value-type="string" calcext:value-type="string">
            <text:p><text:span text:style-name="T3">ε</text:span><text:span text:style-name="T4">,</text:span> В</text:p>
          </table:table-cell>
          <table:table-cell table:style-name="ce1" office:value-type="string" calcext:value-type="string">
            <text:p><text:span text:style-name="T5">α</text:span>, рад</text:p>
          </table:table-cell>
          <table:table-cell table:style-name="ce1" office:value-type="string" calcext:value-type="string">
            <text:p>Q<text:span text:style-name="T2">0</text:span></text:p>
          </table:table-cell>
          <table:table-cell/>
          <table:table-cell table:style-name="ce6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3" office:value-type="string" calcext:value-type="string">
            <text:p>Δ</text:p>
          </table:table-cell>
        </table:table-row>
        <table:table-row table:style-name="ro1">
          <table:table-cell table:style-name="ce2" office:value-type="float" office:value="0.00005" calcext:value-type="float">
            <text:p>5,0E-05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(-1) * [.A2] * [.C2]" office:value-type="float" office:value="-0.009" calcext:value-type="float">
            <text:p>-0,009</text:p>
          </table:table-cell>
          <table:table-cell table:style-name="ce5"/>
          <table:table-cell table:style-name="ce1" office:value-type="string" calcext:value-type="string">
            <text:p>q(t)</text:p>
          </table:table-cell>
          <table:table-cell table:style-name="ce3" table:formula="of:=MIN([.D5:.D105])" office:value-type="float" office:value="0" calcext:value-type="float">
            <text:p>0</text:p>
          </table:table-cell>
          <table:table-cell table:style-name="ce3" table:formula="of:=MAX([.D5:.D105])" office:value-type="float" office:value="0.0179968271036972" calcext:value-type="float">
            <text:p>0,017996827103697</text:p>
          </table:table-cell>
          <table:table-cell table:style-name="ce3" table:formula="of:=AVERAGE([.D5:.D105])" office:value-type="float" office:value="0.00888135781253534" calcext:value-type="float">
            <text:p>0,008881357812535</text:p>
          </table:table-cell>
          <table:table-cell table:style-name="ce3" table:formula="of:=[.I2] - [.H2]" office:value-type="float" office:value="0.0179968271036972" calcext:value-type="float">
            <text:p>0,017996827103697</text:p>
          </table:table-cell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1" office:value-type="string" calcext:value-type="string">
            <text:p>I(t)</text:p>
          </table:table-cell>
          <table:table-cell table:style-name="ce3" table:formula="of:=MIN([.C4:.C104])" office:value-type="float" office:value="-1.07997922889639" calcext:value-type="float">
            <text:p>-1,07997922889639</text:p>
          </table:table-cell>
          <table:table-cell table:style-name="ce3" table:formula="of:=MAX([.C4:.C104])" office:value-type="float" office:value="1.07977633215408" calcext:value-type="float">
            <text:p>1,07977633215408</text:p>
          </table:table-cell>
          <table:table-cell table:style-name="ce3" table:formula="of:=AVERAGE([.C4:.C104])" office:value-type="float" office:value="-0.00166860141448155" calcext:value-type="float">
            <text:p>-0,001668601414482</text:p>
          </table:table-cell>
          <table:table-cell table:style-name="ce3" table:formula="of:=[.I3] - [.H3]" office:value-type="float" office:value="2.15975556105047" calcext:value-type="float">
            <text:p>2,15975556105047</text:p>
          </table:table-cell>
        </table:table-row>
        <table:table-row table:style-name="ro1">
          <table:table-cell table:style-name="ce1" office:value-type="string" calcext:value-type="string">
            <text:p>t, c</text:p>
          </table:table-cell>
          <table:table-cell table:style-name="ce1" office:value-type="string" calcext:value-type="string">
            <text:p>U, В</text:p>
          </table:table-cell>
          <table:table-cell table:style-name="ce1" office:value-type="string" calcext:value-type="string">
            <text:p>I, A</text:p>
          </table:table-cell>
          <table:table-cell table:style-name="ce1" office:value-type="string" calcext:value-type="string">
            <text:p>q, Кл</text:p>
          </table:table-cell>
          <table:table-cell table:number-columns-repeated="2"/>
          <table:table-cell table:style-name="ce1" office:value-type="string" calcext:value-type="string">
            <text:p>U(t)</text:p>
          </table:table-cell>
          <table:table-cell table:style-name="ce3" table:formula="of:=MIN([.B5:.B105])" office:value-type="float" office:value="0" calcext:value-type="float">
            <text:p>0</text:p>
          </table:table-cell>
          <table:table-cell table:style-name="ce3" table:formula="of:=MAX([.B5:.B105])" office:value-type="float" office:value="359.936542073943" calcext:value-type="float">
            <text:p>359,936542073943</text:p>
          </table:table-cell>
          <table:table-cell table:style-name="ce3" table:formula="of:=AVERAGE([.B5:.B105])" office:value-type="float" office:value="177.627156250707" calcext:value-type="float">
            <text:p>177,627156250707</text:p>
          </table:table-cell>
          <table:table-cell table:style-name="ce3" table:formula="of:=[.I4] - [.H4]" office:value-type="float" office:value="359.936542073943" calcext:value-type="float">
            <text:p>359,9365420739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D5] / [.$A$2]" office:value-type="float" office:value="0" calcext:value-type="float">
            <text:p>0</text:p>
          </table:table-cell>
          <table:table-cell table:formula="of:=(-1) * [.$E$2] * [.$B$2] * SIN([.$B$2] * [.A5] + [.$D$2])" office:value-type="float" office:value="0" calcext:value-type="float">
            <text:p>0</text:p>
          </table:table-cell>
          <table:table-cell table:formula="of:=[.$A$2] * [.$C$2] * (1 - COS([.$B$2] * [.A5])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01" calcext:value-type="float">
            <text:p>0,01</text:p>
          </table:table-cell>
          <table:table-cell table:formula="of:=[.D6] / [.$A$2]" office:value-type="float" office:value="114.775604194199" calcext:value-type="float">
            <text:p>114,775604194199</text:p>
          </table:table-cell>
          <table:table-cell table:formula="of:=(-1) * [.$E$2] * [.$B$2] * SIN([.$B$2] * [.A6] + [.$D$2])" office:value-type="float" office:value="1.0066022128446" calcext:value-type="float">
            <text:p>1,0066022128446</text:p>
          </table:table-cell>
          <table:table-cell table:formula="of:=[.$A$2] * [.$C$2] * (1 - COS([.$B$2] * [.A6]))" office:value-type="float" office:value="0.00573878020970994" calcext:value-type="float">
            <text:p>0,00573878020971</text:p>
          </table:table-cell>
          <table:table-cell table:number-columns-repeated="7"/>
        </table:table-row>
        <table:table-row table:style-name="ro1">
          <table:table-cell office:value-type="float" office:value="0.02" calcext:value-type="float">
            <text:p>0,02</text:p>
          </table:table-cell>
          <table:table-cell table:formula="of:=[.D7] / [.$A$2]" office:value-type="float" office:value="312.730868797424" calcext:value-type="float">
            <text:p>312,730868797424</text:p>
          </table:table-cell>
          <table:table-cell table:formula="of:=(-1) * [.$E$2] * [.$B$2] * SIN([.$B$2] * [.A7] + [.$D$2])" office:value-type="float" office:value="0.729500234995243" calcext:value-type="float">
            <text:p>0,729500234995243</text:p>
          </table:table-cell>
          <table:table-cell table:formula="of:=[.$A$2] * [.$C$2] * (1 - COS([.$B$2] * [.A7]))" office:value-type="float" office:value="0.0156365434398712" calcext:value-type="float">
            <text:p>0,015636543439871</text:p>
          </table:table-cell>
          <table:table-cell table:number-columns-repeated="7"/>
        </table:table-row>
        <table:table-row table:style-name="ro1">
          <table:table-cell office:value-type="float" office:value="0.03" calcext:value-type="float">
            <text:p>0,03</text:p>
          </table:table-cell>
          <table:table-cell table:formula="of:=[.D8] / [.$A$2]" office:value-type="float" office:value="341.416514940147" calcext:value-type="float">
            <text:p>341,416514940147</text:p>
          </table:table-cell>
          <table:table-cell table:formula="of:=(-1) * [.$E$2] * [.$B$2] * SIN([.$B$2] * [.A8] + [.$D$2])" office:value-type="float" office:value="-0.47792207875844" calcext:value-type="float">
            <text:p>-0,47792207875844</text:p>
          </table:table-cell>
          <table:table-cell table:formula="of:=[.$A$2] * [.$C$2] * (1 - COS([.$B$2] * [.A8]))" office:value-type="float" office:value="0.0170708257470073" calcext:value-type="float">
            <text:p>0,017070825747007</text:p>
          </table:table-cell>
          <table:table-cell table:number-columns-repeated="7"/>
        </table:table-row>
        <table:table-row table:style-name="ro1">
          <table:table-cell office:value-type="float" office:value="0.04" calcext:value-type="float">
            <text:p>0,04</text:p>
          </table:table-cell>
          <table:table-cell table:formula="of:=[.D9] / [.$A$2]" office:value-type="float" office:value="164.2501829809" calcext:value-type="float">
            <text:p>164,2501829809</text:p>
          </table:table-cell>
          <table:table-cell table:formula="of:=(-1) * [.$E$2] * [.$B$2] * SIN([.$B$2] * [.A9] + [.$D$2])" office:value-type="float" office:value="-1.07585777754271" calcext:value-type="float">
            <text:p>-1,07585777754271</text:p>
          </table:table-cell>
          <table:table-cell table:formula="of:=[.$A$2] * [.$C$2] * (1 - COS([.$B$2] * [.A9]))" office:value-type="float" office:value="0.00821250914904498" calcext:value-type="float">
            <text:p>0,008212509149045</text:p>
          </table:table-cell>
          <table:table-cell table:number-columns-repeated="7"/>
        </table:table-row>
        <table:table-row table:style-name="ro1">
          <table:table-cell office:value-type="float" office:value="0.05" calcext:value-type="float">
            <text:p>0,05</text:p>
          </table:table-cell>
          <table:table-cell table:formula="of:=[.D10] / [.$A$2]" office:value-type="float" office:value="7.16934840293413" calcext:value-type="float">
            <text:p>7,16934840293413</text:p>
          </table:table-cell>
          <table:table-cell table:formula="of:=(-1) * [.$E$2] * [.$B$2] * SIN([.$B$2] * [.A10] + [.$D$2])" office:value-type="float" office:value="-0.30176873805484" calcext:value-type="float">
            <text:p>-0,30176873805484</text:p>
          </table:table-cell>
          <table:table-cell table:formula="of:=[.$A$2] * [.$C$2] * (1 - COS([.$B$2] * [.A10]))" office:value-type="float" office:value="0.000358467420146706" calcext:value-type="float">
            <text:p>0,000358467420147</text:p>
          </table:table-cell>
          <table:table-cell table:number-columns-repeated="7"/>
        </table:table-row>
        <table:table-row table:style-name="ro1">
          <table:table-cell office:value-type="float" office:value="0.06" calcext:value-type="float">
            <text:p>0,06</text:p>
          </table:table-cell>
          <table:table-cell table:formula="of:=[.D11] / [.$A$2]" office:value-type="float" office:value="70.4967633841941" calcext:value-type="float">
            <text:p>70,4967633841941</text:p>
          </table:table-cell>
          <table:table-cell table:formula="of:=(-1) * [.$E$2] * [.$B$2] * SIN([.$B$2] * [.A11] + [.$D$2])" office:value-type="float" office:value="0.857161292957085" calcext:value-type="float">
            <text:p>0,857161292957085</text:p>
          </table:table-cell>
          <table:table-cell table:formula="of:=[.$A$2] * [.$C$2] * (1 - COS([.$B$2] * [.A11]))" office:value-type="float" office:value="0.0035248381692097" calcext:value-type="float">
            <text:p>0,00352483816921</text:p>
          </table:table-cell>
          <table:table-cell table:number-columns-repeated="7"/>
        </table:table-row>
        <table:table-row table:style-name="ro1">
          <table:table-cell office:value-type="float" office:value="0.07" calcext:value-type="float">
            <text:p>0,07</text:p>
          </table:table-cell>
          <table:table-cell table:formula="of:=[.D12] / [.$A$2]" office:value-type="float" office:value="273.471957741003" calcext:value-type="float">
            <text:p>273,471957741003</text:p>
          </table:table-cell>
          <table:table-cell table:formula="of:=(-1) * [.$E$2] * [.$B$2] * SIN([.$B$2] * [.A12] + [.$D$2])" office:value-type="float" office:value="0.922966820735343" calcext:value-type="float">
            <text:p>0,922966820735343</text:p>
          </table:table-cell>
          <table:table-cell table:formula="of:=[.$A$2] * [.$C$2] * (1 - COS([.$B$2] * [.A12]))" office:value-type="float" office:value="0.0136735978870502" calcext:value-type="float">
            <text:p>0,01367359788705</text:p>
          </table:table-cell>
          <table:table-cell table:number-columns-repeated="7"/>
        </table:table-row>
        <table:table-row table:style-name="ro1">
          <table:table-cell office:value-type="float" office:value="0.08" calcext:value-type="float">
            <text:p>0,08</text:p>
          </table:table-cell>
          <table:table-cell table:formula="of:=[.D13] / [.$A$2]" office:value-type="float" office:value="357.243814042943" calcext:value-type="float">
            <text:p>357,243814042943</text:p>
          </table:table-cell>
          <table:table-cell table:formula="of:=(-1) * [.$E$2] * [.$B$2] * SIN([.$B$2] * [.A13] + [.$D$2])" office:value-type="float" office:value="-0.188272923720818" calcext:value-type="float">
            <text:p>-0,188272923720818</text:p>
          </table:table-cell>
          <table:table-cell table:formula="of:=[.$A$2] * [.$C$2] * (1 - COS([.$B$2] * [.A13]))" office:value-type="float" office:value="0.0178621907021471" calcext:value-type="float">
            <text:p>0,017862190702147</text:p>
          </table:table-cell>
          <table:table-cell table:number-columns-repeated="7"/>
        </table:table-row>
        <table:table-row table:style-name="ro1">
          <table:table-cell office:value-type="float" office:value="0.09" calcext:value-type="float">
            <text:p>0,09</text:p>
          </table:table-cell>
          <table:table-cell table:formula="of:=[.D14] / [.$A$2]" office:value-type="float" office:value="214.979383161961" calcext:value-type="float">
            <text:p>214,979383161961</text:p>
          </table:table-cell>
          <table:table-cell table:formula="of:=(-1) * [.$E$2] * [.$B$2] * SIN([.$B$2] * [.A14] + [.$D$2])" office:value-type="float" office:value="-1.05941112847181" calcext:value-type="float">
            <text:p>-1,05941112847181</text:p>
          </table:table-cell>
          <table:table-cell table:formula="of:=[.$A$2] * [.$C$2] * (1 - COS([.$B$2] * [.A14]))" office:value-type="float" office:value="0.010748969158098" calcext:value-type="float">
            <text:p>0,010748969158098</text:p>
          </table:table-cell>
          <table:table-cell table:number-columns-repeated="7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D15] / [.$A$2]" office:value-type="float" office:value="28.1062874281514" calcext:value-type="float">
            <text:p>28,1062874281514</text:p>
          </table:table-cell>
          <table:table-cell table:formula="of:=(-1) * [.$E$2] * [.$B$2] * SIN([.$B$2] * [.A15] + [.$D$2])" office:value-type="float" office:value="-0.57949875144047" calcext:value-type="float">
            <text:p>-0,57949875144047</text:p>
          </table:table-cell>
          <table:table-cell table:formula="of:=[.$A$2] * [.$C$2] * (1 - COS([.$B$2] * [.A15]))" office:value-type="float" office:value="0.00140531437140757" calcext:value-type="float">
            <text:p>0,001405314371408</text:p>
          </table:table-cell>
          <table:table-cell table:number-columns-repeated="7"/>
        </table:table-row>
        <table:table-row table:style-name="ro1">
          <table:table-cell office:value-type="float" office:value="0.11" calcext:value-type="float">
            <text:p>0,11</text:p>
          </table:table-cell>
          <table:table-cell table:formula="of:=[.D16] / [.$A$2]" office:value-type="float" office:value="34.9408876247189" calcext:value-type="float">
            <text:p>34,9408876247189</text:p>
          </table:table-cell>
          <table:table-cell table:formula="of:=(-1) * [.$E$2] * [.$B$2] * SIN([.$B$2] * [.A16] + [.$D$2])" office:value-type="float" office:value="0.639439395883801" calcext:value-type="float">
            <text:p>0,639439395883801</text:p>
          </table:table-cell>
          <table:table-cell table:formula="of:=[.$A$2] * [.$C$2] * (1 - COS([.$B$2] * [.A16]))" office:value-type="float" office:value="0.00174704438123594" calcext:value-type="float">
            <text:p>0,001747044381236</text:p>
          </table:table-cell>
          <table:table-cell table:number-columns-repeated="7"/>
        </table:table-row>
        <table:table-row table:style-name="ro1">
          <table:table-cell office:value-type="float" office:value="0.12" calcext:value-type="float">
            <text:p>0,12</text:p>
          </table:table-cell>
          <table:table-cell table:formula="of:=[.D17] / [.$A$2]" office:value-type="float" office:value="226.767124118476" calcext:value-type="float">
            <text:p>226,767124118476</text:p>
          </table:table-cell>
          <table:table-cell table:formula="of:=(-1) * [.$E$2] * [.$B$2] * SIN([.$B$2] * [.A17] + [.$D$2])" office:value-type="float" office:value="1.04291039867322" calcext:value-type="float">
            <text:p>1,04291039867322</text:p>
          </table:table-cell>
          <table:table-cell table:formula="of:=[.$A$2] * [.$C$2] * (1 - COS([.$B$2] * [.A17]))" office:value-type="float" office:value="0.0113383562059238" calcext:value-type="float">
            <text:p>0,011338356205924</text:p>
          </table:table-cell>
          <table:table-cell table:number-columns-repeated="7"/>
        </table:table-row>
        <table:table-row table:style-name="ro1">
          <table:table-cell office:value-type="float" office:value="0.13" calcext:value-type="float">
            <text:p>0,13</text:p>
          </table:table-cell>
          <table:table-cell table:formula="of:=[.D18] / [.$A$2]" office:value-type="float" office:value="358.951972533087" calcext:value-type="float">
            <text:p>358,951972533087</text:p>
          </table:table-cell>
          <table:table-cell table:formula="of:=(-1) * [.$E$2] * [.$B$2] * SIN([.$B$2] * [.A18] + [.$D$2])" office:value-type="float" office:value="0.116373944483398" calcext:value-type="float">
            <text:p>0,116373944483398</text:p>
          </table:table-cell>
          <table:table-cell table:formula="of:=[.$A$2] * [.$C$2] * (1 - COS([.$B$2] * [.A18]))" office:value-type="float" office:value="0.0179475986266543" calcext:value-type="float">
            <text:p>0,017947598626654</text:p>
          </table:table-cell>
          <table:table-cell table:number-columns-repeated="7"/>
        </table:table-row>
        <table:table-row table:style-name="ro1">
          <table:table-cell office:value-type="float" office:value="0.14" calcext:value-type="float">
            <text:p>0,14</text:p>
          </table:table-cell>
          <table:table-cell table:formula="of:=[.D19] / [.$A$2]" office:value-type="float" office:value="262.922145734045" calcext:value-type="float">
            <text:p>262,922145734045</text:p>
          </table:table-cell>
          <table:table-cell table:formula="of:=(-1) * [.$E$2] * [.$B$2] * SIN([.$B$2] * [.A19] + [.$D$2])" office:value-type="float" office:value="-0.958572396268025" calcext:value-type="float">
            <text:p>-0,958572396268025</text:p>
          </table:table-cell>
          <table:table-cell table:formula="of:=[.$A$2] * [.$C$2] * (1 - COS([.$B$2] * [.A19]))" office:value-type="float" office:value="0.0131461072867023" calcext:value-type="float">
            <text:p>0,013146107286702</text:p>
          </table:table-cell>
          <table:table-cell table:number-columns-repeated="7"/>
        </table:table-row>
        <table:table-row table:style-name="ro1">
          <table:table-cell office:value-type="float" office:value="0.15" calcext:value-type="float">
            <text:p>0,15</text:p>
          </table:table-cell>
          <table:table-cell table:formula="of:=[.D20] / [.$A$2]" office:value-type="float" office:value="61.1429925160656" calcext:value-type="float">
            <text:p>61,1429925160656</text:p>
          </table:table-cell>
          <table:table-cell table:formula="of:=(-1) * [.$E$2] * [.$B$2] * SIN([.$B$2] * [.A20] + [.$D$2])" office:value-type="float" office:value="-0.81106622651341" calcext:value-type="float">
            <text:p>-0,81106622651341</text:p>
          </table:table-cell>
          <table:table-cell table:formula="of:=[.$A$2] * [.$C$2] * (1 - COS([.$B$2] * [.A20]))" office:value-type="float" office:value="0.00305714962580328" calcext:value-type="float">
            <text:p>0,003057149625803</text:p>
          </table:table-cell>
          <table:table-cell table:number-columns-repeated="7"/>
        </table:table-row>
        <table:table-row table:style-name="ro1">
          <table:table-cell office:value-type="float" office:value="0.16" calcext:value-type="float">
            <text:p>0,16</text:p>
          </table:table-cell>
          <table:table-cell table:formula="of:=[.D21] / [.$A$2]" office:value-type="float" office:value="10.9403375945633" calcext:value-type="float">
            <text:p>10,9403375945633</text:p>
          </table:table-cell>
          <table:table-cell table:formula="of:=(-1) * [.$E$2] * [.$B$2] * SIN([.$B$2] * [.A21] + [.$D$2])" office:value-type="float" office:value="0.370780123125487" calcext:value-type="float">
            <text:p>0,370780123125487</text:p>
          </table:table-cell>
          <table:table-cell table:formula="of:=[.$A$2] * [.$C$2] * (1 - COS([.$B$2] * [.A21]))" office:value-type="float" office:value="0.000547016879728163" calcext:value-type="float">
            <text:p>0,000547016879728</text:p>
          </table:table-cell>
          <table:table-cell table:number-columns-repeated="7"/>
        </table:table-row>
        <table:table-row table:style-name="ro1">
          <table:table-cell office:value-type="float" office:value="0.17" calcext:value-type="float">
            <text:p>0,17</text:p>
          </table:table-cell>
          <table:table-cell table:formula="of:=[.D22] / [.$A$2]" office:value-type="float" office:value="176.336848200298" calcext:value-type="float">
            <text:p>176,336848200298</text:p>
          </table:table-cell>
          <table:table-cell table:formula="of:=(-1) * [.$E$2] * [.$B$2] * SIN([.$B$2] * [.A22] + [.$D$2])" office:value-type="float" office:value="1.07977633215408" calcext:value-type="float">
            <text:p>1,07977633215408</text:p>
          </table:table-cell>
          <table:table-cell table:formula="of:=[.$A$2] * [.$C$2] * (1 - COS([.$B$2] * [.A22]))" office:value-type="float" office:value="0.00881684241001489" calcext:value-type="float">
            <text:p>0,008816842410015</text:p>
          </table:table-cell>
          <table:table-cell table:number-columns-repeated="7"/>
        </table:table-row>
        <table:table-row table:style-name="ro1">
          <table:table-cell office:value-type="float" office:value="0.18" calcext:value-type="float">
            <text:p>0,18</text:p>
          </table:table-cell>
          <table:table-cell table:formula="of:=[.D23] / [.$A$2]" office:value-type="float" office:value="346.404919484542" calcext:value-type="float">
            <text:p>346,404919484542</text:p>
          </table:table-cell>
          <table:table-cell table:formula="of:=(-1) * [.$E$2] * [.$B$2] * SIN([.$B$2] * [.A23] + [.$D$2])" office:value-type="float" office:value="0.411750530987339" calcext:value-type="float">
            <text:p>0,411750530987339</text:p>
          </table:table-cell>
          <table:table-cell table:formula="of:=[.$A$2] * [.$C$2] * (1 - COS([.$B$2] * [.A23]))" office:value-type="float" office:value="0.0173202459742271" calcext:value-type="float">
            <text:p>0,017320245974227</text:p>
          </table:table-cell>
          <table:table-cell table:number-columns-repeated="7"/>
        </table:table-row>
        <table:table-row table:style-name="ro1">
          <table:table-cell office:value-type="float" office:value="0.19" calcext:value-type="float">
            <text:p>0,19</text:p>
          </table:table-cell>
          <table:table-cell table:formula="of:=[.D24] / [.$A$2]" office:value-type="float" office:value="304.259377716283" calcext:value-type="float">
            <text:p>304,259377716283</text:p>
          </table:table-cell>
          <table:table-cell table:formula="of:=(-1) * [.$E$2] * [.$B$2] * SIN([.$B$2] * [.A24] + [.$D$2])" office:value-type="float" office:value="-0.781374336527784" calcext:value-type="float">
            <text:p>-0,781374336527784</text:p>
          </table:table-cell>
          <table:table-cell table:formula="of:=[.$A$2] * [.$C$2] * (1 - COS([.$B$2] * [.A24]))" office:value-type="float" office:value="0.0152129688858142" calcext:value-type="float">
            <text:p>0,015212968885814</text:p>
          </table:table-cell>
          <table:table-cell table:number-columns-repeated="7"/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[.D25] / [.$A$2]" office:value-type="float" office:value="103.647778679341" calcext:value-type="float">
            <text:p>103,647778679341</text:p>
          </table:table-cell>
          <table:table-cell table:formula="of:=(-1) * [.$E$2] * [.$B$2] * SIN([.$B$2] * [.A25] + [.$D$2])" office:value-type="float" office:value="-0.978024630967154" calcext:value-type="float">
            <text:p>-0,978024630967154</text:p>
          </table:table-cell>
          <table:table-cell table:formula="of:=[.$A$2] * [.$C$2] * (1 - COS([.$B$2] * [.A25]))" office:value-type="float" office:value="0.00518238893396703" calcext:value-type="float">
            <text:p>0,005182388933967</text:p>
          </table:table-cell>
          <table:table-cell table:number-columns-repeated="7"/>
        </table:table-row>
        <table:table-row table:style-name="ro1">
          <table:table-cell office:value-type="float" office:value="0.21" calcext:value-type="float">
            <text:p>0,21</text:p>
          </table:table-cell>
          <table:table-cell table:formula="of:=[.D26] / [.$A$2]" office:value-type="float" office:value="0.406983349596533" calcext:value-type="float">
            <text:p>0,406983349596533</text:p>
          </table:table-cell>
          <table:table-cell table:formula="of:=(-1) * [.$E$2] * [.$B$2] * SIN([.$B$2] * [.A26] + [.$D$2])" office:value-type="float" office:value="0.0725847183275129" calcext:value-type="float">
            <text:p>0,072584718327513</text:p>
          </table:table-cell>
          <table:table-cell table:formula="of:=[.$A$2] * [.$C$2] * (1 - COS([.$B$2] * [.A26]))" office:value-type="float" office:value="0.0000203491674798266" calcext:value-type="float">
            <text:p>2,03491674798266E-05</text:p>
          </table:table-cell>
          <table:table-cell table:number-columns-repeated="7"/>
        </table:table-row>
        <table:table-row table:style-name="ro1">
          <table:table-cell office:value-type="float" office:value="0.22" calcext:value-type="float">
            <text:p>0,22</text:p>
          </table:table-cell>
          <table:table-cell table:formula="of:=[.D27] / [.$A$2]" office:value-type="float" office:value="126.198376854395" calcext:value-type="float">
            <text:p>126,198376854395</text:p>
          </table:table-cell>
          <table:table-cell table:formula="of:=(-1) * [.$E$2] * [.$B$2] * SIN([.$B$2] * [.A27] + [.$D$2])" office:value-type="float" office:value="1.03062790205211" calcext:value-type="float">
            <text:p>1,03062790205211</text:p>
          </table:table-cell>
          <table:table-cell table:formula="of:=[.$A$2] * [.$C$2] * (1 - COS([.$B$2] * [.A27]))" office:value-type="float" office:value="0.00630991884271976" calcext:value-type="float">
            <text:p>0,00630991884272</text:p>
          </table:table-cell>
          <table:table-cell table:number-columns-repeated="7"/>
        </table:table-row>
        <table:table-row table:style-name="ro1">
          <table:table-cell office:value-type="float" office:value="0.23" calcext:value-type="float">
            <text:p>0,23</text:p>
          </table:table-cell>
          <table:table-cell table:formula="of:=[.D28] / [.$A$2]" office:value-type="float" office:value="320.602145949921" calcext:value-type="float">
            <text:p>320,602145949921</text:p>
          </table:table-cell>
          <table:table-cell table:formula="of:=(-1) * [.$E$2] * [.$B$2] * SIN([.$B$2] * [.A28] + [.$D$2])" office:value-type="float" office:value="0.674327306249703" calcext:value-type="float">
            <text:p>0,674327306249703</text:p>
          </table:table-cell>
          <table:table-cell table:formula="of:=[.$A$2] * [.$C$2] * (1 - COS([.$B$2] * [.A28]))" office:value-type="float" office:value="0.016030107297496" calcext:value-type="float">
            <text:p>0,016030107297496</text:p>
          </table:table-cell>
          <table:table-cell table:number-columns-repeated="7"/>
        </table:table-row>
        <table:table-row table:style-name="ro1">
          <table:table-cell office:value-type="float" office:value="0.24" calcext:value-type="float">
            <text:p>0,24</text:p>
          </table:table-cell>
          <table:table-cell table:formula="of:=[.D29] / [.$A$2]" office:value-type="float" office:value="335.698178907634" calcext:value-type="float">
            <text:p>335,698178907634</text:p>
          </table:table-cell>
          <table:table-cell table:formula="of:=(-1) * [.$E$2] * [.$B$2] * SIN([.$B$2] * [.A29] + [.$D$2])" office:value-type="float" office:value="-0.541932445102217" calcext:value-type="float">
            <text:p>-0,541932445102217</text:p>
          </table:table-cell>
          <table:table-cell table:formula="of:=[.$A$2] * [.$C$2] * (1 - COS([.$B$2] * [.A29]))" office:value-type="float" office:value="0.0167849089453817" calcext:value-type="float">
            <text:p>0,016784908945382</text:p>
          </table:table-cell>
          <table:table-cell table:number-columns-repeated="7"/>
        </table:table-row>
        <table:table-row table:style-name="ro1">
          <table:table-cell office:value-type="float" office:value="0.25" calcext:value-type="float">
            <text:p>0,25</text:p>
          </table:table-cell>
          <table:table-cell table:formula="of:=[.D30] / [.$A$2]" office:value-type="float" office:value="152.234739020235" calcext:value-type="float">
            <text:p>152,234739020235</text:p>
          </table:table-cell>
          <table:table-cell table:formula="of:=(-1) * [.$E$2] * [.$B$2] * SIN([.$B$2] * [.A30] + [.$D$2])" office:value-type="float" office:value="-1.06707415402029" calcext:value-type="float">
            <text:p>-1,06707415402029</text:p>
          </table:table-cell>
          <table:table-cell table:formula="of:=[.$A$2] * [.$C$2] * (1 - COS([.$B$2] * [.A30]))" office:value-type="float" office:value="0.00761173695101174" calcext:value-type="float">
            <text:p>0,007611736951012</text:p>
          </table:table-cell>
          <table:table-cell table:number-columns-repeated="7"/>
        </table:table-row>
        <table:table-row table:style-name="ro1">
          <table:table-cell office:value-type="float" office:value="0.26" calcext:value-type="float">
            <text:p>0,26</text:p>
          </table:table-cell>
          <table:table-cell table:formula="of:=[.D31] / [.$A$2]" office:value-type="float" office:value="4.17990585019288" calcext:value-type="float">
            <text:p>4,17990585019288</text:p>
          </table:table-cell>
          <table:table-cell table:formula="of:=(-1) * [.$E$2] * [.$B$2] * SIN([.$B$2] * [.A31] + [.$D$2])" office:value-type="float" office:value="-0.231392743519555" calcext:value-type="float">
            <text:p>-0,231392743519555</text:p>
          </table:table-cell>
          <table:table-cell table:formula="of:=[.$A$2] * [.$C$2] * (1 - COS([.$B$2] * [.A31]))" office:value-type="float" office:value="0.000208995292509644" calcext:value-type="float">
            <text:p>0,00020899529251</text:p>
          </table:table-cell>
          <table:table-cell table:number-columns-repeated="7"/>
        </table:table-row>
        <table:table-row table:style-name="ro1">
          <table:table-cell office:value-type="float" office:value="0.27" calcext:value-type="float">
            <text:p>0,27</text:p>
          </table:table-cell>
          <table:table-cell table:formula="of:=[.D32] / [.$A$2]" office:value-type="float" office:value="80.3457119637632" calcext:value-type="float">
            <text:p>80,3457119637632</text:p>
          </table:table-cell>
          <table:table-cell table:formula="of:=(-1) * [.$E$2] * [.$B$2] * SIN([.$B$2] * [.A32] + [.$D$2])" office:value-type="float" office:value="0.899380244132406" calcext:value-type="float">
            <text:p>0,899380244132406</text:p>
          </table:table-cell>
          <table:table-cell table:formula="of:=[.$A$2] * [.$C$2] * (1 - COS([.$B$2] * [.A32]))" office:value-type="float" office:value="0.00401728559818816" calcext:value-type="float">
            <text:p>0,004017285598188</text:p>
          </table:table-cell>
          <table:table-cell table:number-columns-repeated="7"/>
        </table:table-row>
        <table:table-row table:style-name="ro1">
          <table:table-cell office:value-type="float" office:value="0.28" calcext:value-type="float">
            <text:p>0,28</text:p>
          </table:table-cell>
          <table:table-cell table:formula="of:=[.D33] / [.$A$2]" office:value-type="float" office:value="283.599086076242" calcext:value-type="float">
            <text:p>283,599086076242</text:p>
          </table:table-cell>
          <table:table-cell table:formula="of:=(-1) * [.$E$2] * [.$B$2] * SIN([.$B$2] * [.A33] + [.$D$2])" office:value-type="float" office:value="0.883187554888557" calcext:value-type="float">
            <text:p>0,883187554888557</text:p>
          </table:table-cell>
          <table:table-cell table:formula="of:=[.$A$2] * [.$C$2] * (1 - COS([.$B$2] * [.A33]))" office:value-type="float" office:value="0.0141799543038121" calcext:value-type="float">
            <text:p>0,014179954303812</text:p>
          </table:table-cell>
          <table:table-cell table:number-columns-repeated="7"/>
        </table:table-row>
        <table:table-row table:style-name="ro1">
          <table:table-cell office:value-type="float" office:value="0.29" calcext:value-type="float">
            <text:p>0,29</text:p>
          </table:table-cell>
          <table:table-cell table:formula="of:=[.D34] / [.$A$2]" office:value-type="float" office:value="354.734152429083" calcext:value-type="float">
            <text:p>354,734152429083</text:p>
          </table:table-cell>
          <table:table-cell table:formula="of:=(-1) * [.$E$2] * [.$B$2] * SIN([.$B$2] * [.A34] + [.$D$2])" office:value-type="float" office:value="-0.259320525790076" calcext:value-type="float">
            <text:p>-0,259320525790076</text:p>
          </table:table-cell>
          <table:table-cell table:formula="of:=[.$A$2] * [.$C$2] * (1 - COS([.$B$2] * [.A34]))" office:value-type="float" office:value="0.0177367076214541" calcext:value-type="float">
            <text:p>0,017736707621454</text:p>
          </table:table-cell>
          <table:table-cell table:number-columns-repeated="7"/>
        </table:table-row>
        <table:table-row table:style-name="ro1">
          <table:table-cell office:value-type="float" office:value="0.3" calcext:value-type="float">
            <text:p>0,3</text:p>
          </table:table-cell>
          <table:table-cell table:formula="of:=[.D35] / [.$A$2]" office:value-type="float" office:value="203.033464132933" calcext:value-type="float">
            <text:p>203,033464132933</text:p>
          </table:table-cell>
          <table:table-cell table:formula="of:=(-1) * [.$E$2] * [.$B$2] * SIN([.$B$2] * [.A35] + [.$D$2])" office:value-type="float" office:value="-1.07112116171857" calcext:value-type="float">
            <text:p>-1,07112116171857</text:p>
          </table:table-cell>
          <table:table-cell table:formula="of:=[.$A$2] * [.$C$2] * (1 - COS([.$B$2] * [.A35]))" office:value-type="float" office:value="0.0101516732066466" calcext:value-type="float">
            <text:p>0,010151673206647</text:p>
          </table:table-cell>
          <table:table-cell table:number-columns-repeated="7"/>
        </table:table-row>
        <table:table-row table:style-name="ro1">
          <table:table-cell office:value-type="float" office:value="0.31" calcext:value-type="float">
            <text:p>0,31</text:p>
          </table:table-cell>
          <table:table-cell table:formula="of:=[.D36] / [.$A$2]" office:value-type="float" office:value="21.9585562529741" calcext:value-type="float">
            <text:p>21,9585562529741</text:p>
          </table:table-cell>
          <table:table-cell table:formula="of:=(-1) * [.$E$2] * [.$B$2] * SIN([.$B$2] * [.A36] + [.$D$2])" office:value-type="float" office:value="-0.516937592075488" calcext:value-type="float">
            <text:p>-0,516937592075488</text:p>
          </table:table-cell>
          <table:table-cell table:formula="of:=[.$A$2] * [.$C$2] * (1 - COS([.$B$2] * [.A36]))" office:value-type="float" office:value="0.00109792781264871" calcext:value-type="float">
            <text:p>0,001097927812649</text:p>
          </table:table-cell>
          <table:table-cell table:number-columns-repeated="7"/>
        </table:table-row>
        <table:table-row table:style-name="ro1">
          <table:table-cell office:value-type="float" office:value="0.32" calcext:value-type="float">
            <text:p>0,32</text:p>
          </table:table-cell>
          <table:table-cell table:formula="of:=[.D37] / [.$A$2]" office:value-type="float" office:value="42.4314505262196" calcext:value-type="float">
            <text:p>42,4314505262196</text:p>
          </table:table-cell>
          <table:table-cell table:formula="of:=(-1) * [.$E$2] * [.$B$2] * SIN([.$B$2] * [.A37] + [.$D$2])" office:value-type="float" office:value="0.696488471580457" calcext:value-type="float">
            <text:p>0,696488471580457</text:p>
          </table:table-cell>
          <table:table-cell table:formula="of:=[.$A$2] * [.$C$2] * (1 - COS([.$B$2] * [.A37]))" office:value-type="float" office:value="0.00212157252631098" calcext:value-type="float">
            <text:p>0,002121572526311</text:p>
          </table:table-cell>
          <table:table-cell table:number-columns-repeated="7"/>
        </table:table-row>
        <table:table-row table:style-name="ro1">
          <table:table-cell office:value-type="float" office:value="0.33" calcext:value-type="float">
            <text:p>0,33</text:p>
          </table:table-cell>
          <table:table-cell table:formula="of:=[.D38] / [.$A$2]" office:value-type="float" office:value="238.343382399161" calcext:value-type="float">
            <text:p>238,343382399161</text:p>
          </table:table-cell>
          <table:table-cell table:formula="of:=(-1) * [.$E$2] * [.$B$2] * SIN([.$B$2] * [.A38] + [.$D$2])" office:value-type="float" office:value="1.02169358923706" calcext:value-type="float">
            <text:p>1,02169358923706</text:p>
          </table:table-cell>
          <table:table-cell table:formula="of:=[.$A$2] * [.$C$2] * (1 - COS([.$B$2] * [.A38]))" office:value-type="float" office:value="0.0119171691199581" calcext:value-type="float">
            <text:p>0,011917169119958</text:p>
          </table:table-cell>
          <table:table-cell table:number-columns-repeated="7"/>
        </table:table-row>
        <table:table-row table:style-name="ro1">
          <table:table-cell office:value-type="float" office:value="0.34" calcext:value-type="float">
            <text:p>0,34</text:p>
          </table:table-cell>
          <table:table-cell table:formula="of:=[.D39] / [.$A$2]" office:value-type="float" office:value="359.850903543248" calcext:value-type="float">
            <text:p>359,850903543248</text:p>
          </table:table-cell>
          <table:table-cell table:formula="of:=(-1) * [.$E$2] * [.$B$2] * SIN([.$B$2] * [.A39] + [.$D$2])" office:value-type="float" office:value="0.0439487179378464" calcext:value-type="float">
            <text:p>0,043948717937846</text:p>
          </table:table-cell>
          <table:table-cell table:formula="of:=[.$A$2] * [.$C$2] * (1 - COS([.$B$2] * [.A39]))" office:value-type="float" office:value="0.0179925451771624" calcext:value-type="float">
            <text:p>0,017992545177163</text:p>
          </table:table-cell>
          <table:table-cell table:number-columns-repeated="7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formula="of:=[.D40] / [.$A$2]" office:value-type="float" office:value="251.997356697903" calcext:value-type="float">
            <text:p>251,997356697903</text:p>
          </table:table-cell>
          <table:table-cell table:formula="of:=(-1) * [.$E$2] * [.$B$2] * SIN([.$B$2] * [.A40] + [.$D$2])" office:value-type="float" office:value="-0.989843271748884" calcext:value-type="float">
            <text:p>-0,989843271748884</text:p>
          </table:table-cell>
          <table:table-cell table:formula="of:=[.$A$2] * [.$C$2] * (1 - COS([.$B$2] * [.A40]))" office:value-type="float" office:value="0.0125998678348952" calcext:value-type="float">
            <text:p>0,012599867834895</text:p>
          </table:table-cell>
          <table:table-cell table:number-columns-repeated="7"/>
        </table:table-row>
        <table:table-row table:style-name="ro1">
          <table:table-cell office:value-type="float" office:value="0.36" calcext:value-type="float">
            <text:p>0,36</text:p>
          </table:table-cell>
          <table:table-cell table:formula="of:=[.D41] / [.$A$2]" office:value-type="float" office:value="52.326697459369" calcext:value-type="float">
            <text:p>52,326697459369</text:p>
          </table:table-cell>
          <table:table-cell table:formula="of:=(-1) * [.$E$2] * [.$B$2] * SIN([.$B$2] * [.A41] + [.$D$2])" office:value-type="float" office:value="-0.761303488407393" calcext:value-type="float">
            <text:p>-0,761303488407393</text:p>
          </table:table-cell>
          <table:table-cell table:formula="of:=[.$A$2] * [.$C$2] * (1 - COS([.$B$2] * [.A41]))" office:value-type="float" office:value="0.00261633487296845" calcext:value-type="float">
            <text:p>0,002616334872968</text:p>
          </table:table-cell>
          <table:table-cell table:number-columns-repeated="7"/>
        </table:table-row>
        <table:table-row table:style-name="ro1">
          <table:table-cell office:value-type="float" office:value="0.37" calcext:value-type="float">
            <text:p>0,37</text:p>
          </table:table-cell>
          <table:table-cell table:formula="of:=[.D42] / [.$A$2]" office:value-type="float" office:value="15.4758208716082" calcext:value-type="float">
            <text:p>15,4758208716082</text:p>
          </table:table-cell>
          <table:table-cell table:formula="of:=(-1) * [.$E$2] * [.$B$2] * SIN([.$B$2] * [.A42] + [.$D$2])" office:value-type="float" office:value="0.438114826679763" calcext:value-type="float">
            <text:p>0,438114826679763</text:p>
          </table:table-cell>
          <table:table-cell table:formula="of:=[.$A$2] * [.$C$2] * (1 - COS([.$B$2] * [.A42]))" office:value-type="float" office:value="0.00077379104358041" calcext:value-type="float">
            <text:p>0,00077379104358</text:p>
          </table:table-cell>
          <table:table-cell table:number-columns-repeated="7"/>
        </table:table-row>
        <table:table-row table:style-name="ro1">
          <table:table-cell office:value-type="float" office:value="0.38" calcext:value-type="float">
            <text:p>0,38</text:p>
          </table:table-cell>
          <table:table-cell table:formula="of:=[.D43] / [.$A$2]" office:value-type="float" office:value="188.440078328468" calcext:value-type="float">
            <text:p>188,440078328468</text:p>
          </table:table-cell>
          <table:table-cell table:formula="of:=(-1) * [.$E$2] * [.$B$2] * SIN([.$B$2] * [.A43] + [.$D$2])" office:value-type="float" office:value="1.07881209800462" calcext:value-type="float">
            <text:p>1,07881209800462</text:p>
          </table:table-cell>
          <table:table-cell table:formula="of:=[.$A$2] * [.$C$2] * (1 - COS([.$B$2] * [.A43]))" office:value-type="float" office:value="0.00942200391642339" calcext:value-type="float">
            <text:p>0,009422003916423</text:p>
          </table:table-cell>
          <table:table-cell table:number-columns-repeated="7"/>
        </table:table-row>
        <table:table-row table:style-name="ro1">
          <table:table-cell office:value-type="float" office:value="0.39" calcext:value-type="float">
            <text:p>0,39</text:p>
          </table:table-cell>
          <table:table-cell table:formula="of:=[.D44] / [.$A$2]" office:value-type="float" office:value="350.640834789813" calcext:value-type="float">
            <text:p>350,640834789813</text:p>
          </table:table-cell>
          <table:table-cell table:formula="of:=(-1) * [.$E$2] * [.$B$2] * SIN([.$B$2] * [.A44] + [.$D$2])" office:value-type="float" office:value="0.34371703199068" calcext:value-type="float">
            <text:p>0,34371703199068</text:p>
          </table:table-cell>
          <table:table-cell table:formula="of:=[.$A$2] * [.$C$2] * (1 - COS([.$B$2] * [.A44]))" office:value-type="float" office:value="0.0175320417394907" calcext:value-type="float">
            <text:p>0,017532041739491</text:p>
          </table:table-cell>
          <table:table-cell table:number-columns-repeated="7"/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[.D45] / [.$A$2]" office:value-type="float" office:value="295.225981104456" calcext:value-type="float">
            <text:p>295,225981104456</text:p>
          </table:table-cell>
          <table:table-cell table:formula="of:=(-1) * [.$E$2] * [.$B$2] * SIN([.$B$2] * [.A45] + [.$D$2])" office:value-type="float" office:value="-0.82971503422956" calcext:value-type="float">
            <text:p>-0,82971503422956</text:p>
          </table:table-cell>
          <table:table-cell table:formula="of:=[.$A$2] * [.$C$2] * (1 - COS([.$B$2] * [.A45]))" office:value-type="float" office:value="0.0147612990552228" calcext:value-type="float">
            <text:p>0,014761299055223</text:p>
          </table:table-cell>
          <table:table-cell table:number-columns-repeated="7"/>
        </table:table-row>
        <table:table-row table:style-name="ro1">
          <table:table-cell office:value-type="float" office:value="0.41" calcext:value-type="float">
            <text:p>0,41</text:p>
          </table:table-cell>
          <table:table-cell table:formula="of:=[.D46] / [.$A$2]" office:value-type="float" office:value="92.8652207509521" calcext:value-type="float">
            <text:p>92,8652207509521</text:p>
          </table:table-cell>
          <table:table-cell table:formula="of:=(-1) * [.$E$2] * [.$B$2] * SIN([.$B$2] * [.A46] + [.$D$2])" office:value-type="float" office:value="-0.945024385308606" calcext:value-type="float">
            <text:p>-0,945024385308606</text:p>
          </table:table-cell>
          <table:table-cell table:formula="of:=[.$A$2] * [.$C$2] * (1 - COS([.$B$2] * [.A46]))" office:value-type="float" office:value="0.00464326103754761" calcext:value-type="float">
            <text:p>0,004643261037548</text:p>
          </table:table-cell>
          <table:table-cell table:number-columns-repeated="7"/>
        </table:table-row>
        <table:table-row table:style-name="ro1">
          <table:table-cell office:value-type="float" office:value="0.42" calcext:value-type="float">
            <text:p>0,42</text:p>
          </table:table-cell>
          <table:table-cell table:formula="of:=[.D47] / [.$A$2]" office:value-type="float" office:value="1.62609300453222" calcext:value-type="float">
            <text:p>1,62609300453222</text:p>
          </table:table-cell>
          <table:table-cell table:formula="of:=(-1) * [.$E$2] * [.$B$2] * SIN([.$B$2] * [.A47] + [.$D$2])" office:value-type="float" office:value="0.14484120585731" calcext:value-type="float">
            <text:p>0,14484120585731</text:p>
          </table:table-cell>
          <table:table-cell table:formula="of:=[.$A$2] * [.$C$2] * (1 - COS([.$B$2] * [.A47]))" office:value-type="float" office:value="0.0000813046502266108" calcext:value-type="float">
            <text:p>8,13046502266108E-05</text:p>
          </table:table-cell>
          <table:table-cell table:number-columns-repeated="7"/>
        </table:table-row>
        <table:table-row table:style-name="ro1">
          <table:table-cell office:value-type="float" office:value="0.43" calcext:value-type="float">
            <text:p>0,43</text:p>
          </table:table-cell>
          <table:table-cell table:formula="of:=[.D48] / [.$A$2]" office:value-type="float" office:value="137.864442456831" calcext:value-type="float">
            <text:p>137,864442456831</text:p>
          </table:table-cell>
          <table:table-cell table:formula="of:=(-1) * [.$E$2] * [.$B$2] * SIN([.$B$2] * [.A48] + [.$D$2])" office:value-type="float" office:value="1.0499930535289" calcext:value-type="float">
            <text:p>1,0499930535289</text:p>
          </table:table-cell>
          <table:table-cell table:formula="of:=[.$A$2] * [.$C$2] * (1 - COS([.$B$2] * [.A48]))" office:value-type="float" office:value="0.00689322212284157" calcext:value-type="float">
            <text:p>0,006893222122842</text:p>
          </table:table-cell>
          <table:table-cell table:number-columns-repeated="7"/>
        </table:table-row>
        <table:table-row table:style-name="ro1">
          <table:table-cell office:value-type="float" office:value="0.44" calcext:value-type="float">
            <text:p>0,44</text:p>
          </table:table-cell>
          <table:table-cell table:formula="of:=[.D49] / [.$A$2]" office:value-type="float" office:value="327.837614965537" calcext:value-type="float">
            <text:p>327,837614965537</text:p>
          </table:table-cell>
          <table:table-cell table:formula="of:=(-1) * [.$E$2] * [.$B$2] * SIN([.$B$2] * [.A49] + [.$D$2])" office:value-type="float" office:value="0.616105044328368" calcext:value-type="float">
            <text:p>0,616105044328368</text:p>
          </table:table-cell>
          <table:table-cell table:formula="of:=[.$A$2] * [.$C$2] * (1 - COS([.$B$2] * [.A49]))" office:value-type="float" office:value="0.0163918807482768" calcext:value-type="float">
            <text:p>0,016391880748277</text:p>
          </table:table-cell>
          <table:table-cell table:number-columns-repeated="7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formula="of:=[.D50] / [.$A$2]" office:value-type="float" office:value="329.275769915367" calcext:value-type="float">
            <text:p>329,275769915367</text:p>
          </table:table-cell>
          <table:table-cell table:formula="of:=(-1) * [.$E$2] * [.$B$2] * SIN([.$B$2] * [.A50] + [.$D$2])" office:value-type="float" office:value="-0.603492172759746" calcext:value-type="float">
            <text:p>-0,603492172759746</text:p>
          </table:table-cell>
          <table:table-cell table:formula="of:=[.$A$2] * [.$C$2] * (1 - COS([.$B$2] * [.A50]))" office:value-type="float" office:value="0.0164637884957684" calcext:value-type="float">
            <text:p>0,016463788495768</text:p>
          </table:table-cell>
          <table:table-cell table:number-columns-repeated="7"/>
        </table:table-row>
        <table:table-row table:style-name="ro1">
          <table:table-cell office:value-type="float" office:value="0.46" calcext:value-type="float">
            <text:p>0,46</text:p>
          </table:table-cell>
          <table:table-cell table:formula="of:=[.D51] / [.$A$2]" office:value-type="float" office:value="140.34485060308" calcext:value-type="float">
            <text:p>140,34485060308</text:p>
          </table:table-cell>
          <table:table-cell table:formula="of:=(-1) * [.$E$2] * [.$B$2] * SIN([.$B$2] * [.A51] + [.$D$2])" office:value-type="float" office:value="-1.05346518145931" calcext:value-type="float">
            <text:p>-1,05346518145931</text:p>
          </table:table-cell>
          <table:table-cell table:formula="of:=[.$A$2] * [.$C$2] * (1 - COS([.$B$2] * [.A51]))" office:value-type="float" office:value="0.00701724253015402" calcext:value-type="float">
            <text:p>0,007017242530154</text:p>
          </table:table-cell>
          <table:table-cell table:number-columns-repeated="7"/>
        </table:table-row>
        <table:table-row table:style-name="ro1">
          <table:table-cell office:value-type="float" office:value="0.47" calcext:value-type="float">
            <text:p>0,47</text:p>
          </table:table-cell>
          <table:table-cell table:formula="of:=[.D52] / [.$A$2]" office:value-type="float" office:value="1.98552830682374" calcext:value-type="float">
            <text:p>1,98552830682374</text:p>
          </table:table-cell>
          <table:table-cell table:formula="of:=(-1) * [.$E$2] * [.$B$2] * SIN([.$B$2] * [.A52] + [.$D$2])" office:value-type="float" office:value="-0.159970382386167" calcext:value-type="float">
            <text:p>-0,159970382386167</text:p>
          </table:table-cell>
          <table:table-cell table:formula="of:=[.$A$2] * [.$C$2] * (1 - COS([.$B$2] * [.A52]))" office:value-type="float" office:value="0.0000992764153411871" calcext:value-type="float">
            <text:p>9,92764153411871E-05</text:p>
          </table:table-cell>
          <table:table-cell table:number-columns-repeated="7"/>
        </table:table-row>
        <table:table-row table:style-name="ro1">
          <table:table-cell office:value-type="float" office:value="0.48" calcext:value-type="float">
            <text:p>0,48</text:p>
          </table:table-cell>
          <table:table-cell table:formula="of:=[.D53] / [.$A$2]" office:value-type="float" office:value="90.6453009427368" calcext:value-type="float">
            <text:p>90,6453009427368</text:p>
          </table:table-cell>
          <table:table-cell table:formula="of:=(-1) * [.$E$2] * [.$B$2] * SIN([.$B$2] * [.A53] + [.$D$2])" office:value-type="float" office:value="0.937532164370851" calcext:value-type="float">
            <text:p>0,937532164370851</text:p>
          </table:table-cell>
          <table:table-cell table:formula="of:=[.$A$2] * [.$C$2] * (1 - COS([.$B$2] * [.A53]))" office:value-type="float" office:value="0.00453226504713684" calcext:value-type="float">
            <text:p>0,004532265047137</text:p>
          </table:table-cell>
          <table:table-cell table:number-columns-repeated="7"/>
        </table:table-row>
        <table:table-row table:style-name="ro1">
          <table:table-cell office:value-type="float" office:value="0.49" calcext:value-type="float">
            <text:p>0,49</text:p>
          </table:table-cell>
          <table:table-cell table:formula="of:=[.D54] / [.$A$2]" office:value-type="float" office:value="293.257735488519" calcext:value-type="float">
            <text:p>293,257735488519</text:p>
          </table:table-cell>
          <table:table-cell table:formula="of:=(-1) * [.$E$2] * [.$B$2] * SIN([.$B$2] * [.A54] + [.$D$2])" office:value-type="float" office:value="0.839414482048325" calcext:value-type="float">
            <text:p>0,839414482048325</text:p>
          </table:table-cell>
          <table:table-cell table:formula="of:=[.$A$2] * [.$C$2] * (1 - COS([.$B$2] * [.A54]))" office:value-type="float" office:value="0.0146628867744259" calcext:value-type="float">
            <text:p>0,014662886774426</text:p>
          </table:table-cell>
          <table:table-cell table:number-columns-repeated="7"/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[.D55] / [.$A$2]" office:value-type="float" office:value="351.434336474728" calcext:value-type="float">
            <text:p>351,434336474728</text:p>
          </table:table-cell>
          <table:table-cell table:formula="of:=(-1) * [.$E$2] * [.$B$2] * SIN([.$B$2] * [.A55] + [.$D$2])" office:value-type="float" office:value="-0.329195470790394" calcext:value-type="float">
            <text:p>-0,329195470790394</text:p>
          </table:table-cell>
          <table:table-cell table:formula="of:=[.$A$2] * [.$C$2] * (1 - COS([.$B$2] * [.A55]))" office:value-type="float" office:value="0.0175717168237364" calcext:value-type="float">
            <text:p>0,017571716823736</text:p>
          </table:table-cell>
          <table:table-cell table:number-columns-repeated="7"/>
        </table:table-row>
        <table:table-row table:style-name="ro1">
          <table:table-cell office:value-type="float" office:value="0.51" calcext:value-type="float">
            <text:p>0,51</text:p>
          </table:table-cell>
          <table:table-cell table:formula="of:=[.D56] / [.$A$2]" office:value-type="float" office:value="190.983386921842" calcext:value-type="float">
            <text:p>190,983386921842</text:p>
          </table:table-cell>
          <table:table-cell table:formula="of:=(-1) * [.$E$2] * [.$B$2] * SIN([.$B$2] * [.A56] + [.$D$2])" office:value-type="float" office:value="-1.07798754520732" calcext:value-type="float">
            <text:p>-1,07798754520732</text:p>
          </table:table-cell>
          <table:table-cell table:formula="of:=[.$A$2] * [.$C$2] * (1 - COS([.$B$2] * [.A56]))" office:value-type="float" office:value="0.00954916934609211" calcext:value-type="float">
            <text:p>0,009549169346092</text:p>
          </table:table-cell>
          <table:table-cell table:number-columns-repeated="7"/>
        </table:table-row>
        <table:table-row table:style-name="ro1">
          <table:table-cell office:value-type="float" office:value="0.52" calcext:value-type="float">
            <text:p>0,52</text:p>
          </table:table-cell>
          <table:table-cell table:formula="of:=[.D57] / [.$A$2]" office:value-type="float" office:value="16.5254943683662" calcext:value-type="float">
            <text:p>16,5254943683662</text:p>
          </table:table-cell>
          <table:table-cell table:formula="of:=(-1) * [.$E$2] * [.$B$2] * SIN([.$B$2] * [.A57] + [.$D$2])" office:value-type="float" office:value="-0.452038821679892" calcext:value-type="float">
            <text:p>-0,452038821679892</text:p>
          </table:table-cell>
          <table:table-cell table:formula="of:=[.$A$2] * [.$C$2] * (1 - COS([.$B$2] * [.A57]))" office:value-type="float" office:value="0.000826274718418311" calcext:value-type="float">
            <text:p>0,000826274718418</text:p>
          </table:table-cell>
          <table:table-cell table:number-columns-repeated="7"/>
        </table:table-row>
        <table:table-row table:style-name="ro1">
          <table:table-cell office:value-type="float" office:value="0.53" calcext:value-type="float">
            <text:p>0,53</text:p>
          </table:table-cell>
          <table:table-cell table:formula="of:=[.D58] / [.$A$2]" office:value-type="float" office:value="50.5441035284315" calcext:value-type="float">
            <text:p>50,5441035284315</text:p>
          </table:table-cell>
          <table:table-cell table:formula="of:=(-1) * [.$E$2] * [.$B$2] * SIN([.$B$2] * [.A58] + [.$D$2])" office:value-type="float" office:value="0.750388000486902" calcext:value-type="float">
            <text:p>0,750388000486902</text:p>
          </table:table-cell>
          <table:table-cell table:formula="of:=[.$A$2] * [.$C$2] * (1 - COS([.$B$2] * [.A58]))" office:value-type="float" office:value="0.00252720517642157" calcext:value-type="float">
            <text:p>0,002527205176422</text:p>
          </table:table-cell>
          <table:table-cell table:number-columns-repeated="7"/>
        </table:table-row>
        <table:table-row table:style-name="ro1">
          <table:table-cell office:value-type="float" office:value="0.54" calcext:value-type="float">
            <text:p>0,54</text:p>
          </table:table-cell>
          <table:table-cell table:formula="of:=[.D59] / [.$A$2]" office:value-type="float" office:value="249.655809733231" calcext:value-type="float">
            <text:p>249,655809733231</text:p>
          </table:table-cell>
          <table:table-cell table:formula="of:=(-1) * [.$E$2] * [.$B$2] * SIN([.$B$2] * [.A59] + [.$D$2])" office:value-type="float" office:value="0.995856643365242" calcext:value-type="float">
            <text:p>0,995856643365242</text:p>
          </table:table-cell>
          <table:table-cell table:formula="of:=[.$A$2] * [.$C$2] * (1 - COS([.$B$2] * [.A59]))" office:value-type="float" office:value="0.0124827904866615" calcext:value-type="float">
            <text:p>0,012482790486662</text:p>
          </table:table-cell>
          <table:table-cell table:number-columns-repeated="7"/>
        </table:table-row>
        <table:table-row table:style-name="ro1">
          <table:table-cell office:value-type="float" office:value="0.55" calcext:value-type="float">
            <text:p>0,55</text:p>
          </table:table-cell>
          <table:table-cell table:formula="of:=[.D60] / [.$A$2]" office:value-type="float" office:value="359.936542073943" calcext:value-type="float">
            <text:p>359,936542073943</text:p>
          </table:table-cell>
          <table:table-cell table:formula="of:=(-1) * [.$E$2] * [.$B$2] * SIN([.$B$2] * [.A60] + [.$D$2])" office:value-type="float" office:value="-0.0286752463458841" calcext:value-type="float">
            <text:p>-0,028675246345884</text:p>
          </table:table-cell>
          <table:table-cell table:formula="of:=[.$A$2] * [.$C$2] * (1 - COS([.$B$2] * [.A60]))" office:value-type="float" office:value="0.0179968271036972" calcext:value-type="float">
            <text:p>0,017996827103697</text:p>
          </table:table-cell>
          <table:table-cell table:number-columns-repeated="7"/>
        </table:table-row>
        <table:table-row table:style-name="ro1">
          <table:table-cell office:value-type="float" office:value="0.56" calcext:value-type="float">
            <text:p>0,56</text:p>
          </table:table-cell>
          <table:table-cell table:formula="of:=[.D61] / [.$A$2]" office:value-type="float" office:value="240.746992935194" calcext:value-type="float">
            <text:p>240,746992935194</text:p>
          </table:table-cell>
          <table:table-cell table:formula="of:=(-1) * [.$E$2] * [.$B$2] * SIN([.$B$2] * [.A61] + [.$D$2])" office:value-type="float" office:value="-1.01663803911517" calcext:value-type="float">
            <text:p>-1,01663803911517</text:p>
          </table:table-cell>
          <table:table-cell table:formula="of:=[.$A$2] * [.$C$2] * (1 - COS([.$B$2] * [.A61]))" office:value-type="float" office:value="0.0120373496467597" calcext:value-type="float">
            <text:p>0,01203734964676</text:p>
          </table:table-cell>
          <table:table-cell table:number-columns-repeated="7"/>
        </table:table-row>
        <table:table-row table:style-name="ro1">
          <table:table-cell office:value-type="float" office:value="0.57" calcext:value-type="float">
            <text:p>0,57</text:p>
          </table:table-cell>
          <table:table-cell table:formula="of:=[.D62] / [.$A$2]" office:value-type="float" office:value="44.0877458284728" calcext:value-type="float">
            <text:p>44,0877458284728</text:p>
          </table:table-cell>
          <table:table-cell table:formula="of:=(-1) * [.$E$2] * [.$B$2] * SIN([.$B$2] * [.A62] + [.$D$2])" office:value-type="float" office:value="-0.708098107592804" calcext:value-type="float">
            <text:p>-0,708098107592804</text:p>
          </table:table-cell>
          <table:table-cell table:formula="of:=[.$A$2] * [.$C$2] * (1 - COS([.$B$2] * [.A62]))" office:value-type="float" office:value="0.00220438729142364" calcext:value-type="float">
            <text:p>0,002204387291424</text:p>
          </table:table-cell>
          <table:table-cell table:number-columns-repeated="7"/>
        </table:table-row>
        <table:table-row table:style-name="ro1">
          <table:table-cell office:value-type="float" office:value="0.58" calcext:value-type="float">
            <text:p>0,58</text:p>
          </table:table-cell>
          <table:table-cell table:formula="of:=[.D63] / [.$A$2]" office:value-type="float" office:value="20.7552886098894" calcext:value-type="float">
            <text:p>20,7552886098894</text:p>
          </table:table-cell>
          <table:table-cell table:formula="of:=(-1) * [.$E$2] * [.$B$2] * SIN([.$B$2] * [.A63] + [.$D$2])" office:value-type="float" office:value="0.503468358682146" calcext:value-type="float">
            <text:p>0,503468358682146</text:p>
          </table:table-cell>
          <table:table-cell table:formula="of:=[.$A$2] * [.$C$2] * (1 - COS([.$B$2] * [.A63]))" office:value-type="float" office:value="0.00103776443049447" calcext:value-type="float">
            <text:p>0,001037764430494</text:p>
          </table:table-cell>
          <table:table-cell table:number-columns-repeated="7"/>
        </table:table-row>
        <table:table-row table:style-name="ro1">
          <table:table-cell office:value-type="float" office:value="0.59" calcext:value-type="float">
            <text:p>0,59</text:p>
          </table:table-cell>
          <table:table-cell table:formula="of:=[.D64] / [.$A$2]" office:value-type="float" office:value="200.505142108315" calcext:value-type="float">
            <text:p>200,505142108315</text:p>
          </table:table-cell>
          <table:table-cell table:formula="of:=(-1) * [.$E$2] * [.$B$2] * SIN([.$B$2] * [.A64] + [.$D$2])" office:value-type="float" office:value="1.07296943539704" calcext:value-type="float">
            <text:p>1,07296943539704</text:p>
          </table:table-cell>
          <table:table-cell table:formula="of:=[.$A$2] * [.$C$2] * (1 - COS([.$B$2] * [.A64]))" office:value-type="float" office:value="0.0100252571054158" calcext:value-type="float">
            <text:p>0,010025257105416</text:p>
          </table:table-cell>
          <table:table-cell table:number-columns-repeated="7"/>
        </table:table-row>
        <table:table-row table:style-name="ro1">
          <table:table-cell office:value-type="float" office:value="0.6" calcext:value-type="float">
            <text:p>0,6</text:p>
          </table:table-cell>
          <table:table-cell table:formula="of:=[.D65] / [.$A$2]" office:value-type="float" office:value="354.105105889299" calcext:value-type="float">
            <text:p>354,105105889299</text:p>
          </table:table-cell>
          <table:table-cell table:formula="of:=(-1) * [.$E$2] * [.$B$2] * SIN([.$B$2] * [.A65] + [.$D$2])" office:value-type="float" office:value="0.274129231782999" calcext:value-type="float">
            <text:p>0,274129231782999</text:p>
          </table:table-cell>
          <table:table-cell table:formula="of:=[.$A$2] * [.$C$2] * (1 - COS([.$B$2] * [.A65]))" office:value-type="float" office:value="0.0177052552944649" calcext:value-type="float">
            <text:p>0,017705255294465</text:p>
          </table:table-cell>
          <table:table-cell table:number-columns-repeated="7"/>
        </table:table-row>
        <table:table-row table:style-name="ro1">
          <table:table-cell office:value-type="float" office:value="0.61" calcext:value-type="float">
            <text:p>0,61</text:p>
          </table:table-cell>
          <table:table-cell table:formula="of:=[.D66] / [.$A$2]" office:value-type="float" office:value="285.671528317623" calcext:value-type="float">
            <text:p>285,671528317623</text:p>
          </table:table-cell>
          <table:table-cell table:formula="of:=(-1) * [.$E$2] * [.$B$2] * SIN([.$B$2] * [.A66] + [.$D$2])" office:value-type="float" office:value="-0.874303729666434" calcext:value-type="float">
            <text:p>-0,874303729666434</text:p>
          </table:table-cell>
          <table:table-cell table:formula="of:=[.$A$2] * [.$C$2] * (1 - COS([.$B$2] * [.A66]))" office:value-type="float" office:value="0.0142835764158812" calcext:value-type="float">
            <text:p>0,014283576415881</text:p>
          </table:table-cell>
          <table:table-cell table:number-columns-repeated="7"/>
        </table:table-row>
        <table:table-row table:style-name="ro1">
          <table:table-cell office:value-type="float" office:value="0.62" calcext:value-type="float">
            <text:p>0,62</text:p>
          </table:table-cell>
          <table:table-cell table:formula="of:=[.D67] / [.$A$2]" office:value-type="float" office:value="82.4766895372851" calcext:value-type="float">
            <text:p>82,4766895372851</text:p>
          </table:table-cell>
          <table:table-cell table:formula="of:=(-1) * [.$E$2] * [.$B$2] * SIN([.$B$2] * [.A67] + [.$D$2])" office:value-type="float" office:value="-0.907750704208014" calcext:value-type="float">
            <text:p>-0,907750704208014</text:p>
          </table:table-cell>
          <table:table-cell table:formula="of:=[.$A$2] * [.$C$2] * (1 - COS([.$B$2] * [.A67]))" office:value-type="float" office:value="0.00412383447686426" calcext:value-type="float">
            <text:p>0,004123834476864</text:p>
          </table:table-cell>
          <table:table-cell table:number-columns-repeated="7"/>
        </table:table-row>
        <table:table-row table:style-name="ro1">
          <table:table-cell office:value-type="float" office:value="0.63" calcext:value-type="float">
            <text:p>0,63</text:p>
          </table:table-cell>
          <table:table-cell table:formula="of:=[.D68] / [.$A$2]" office:value-type="float" office:value="3.65181610557484" calcext:value-type="float">
            <text:p>3,65181610557484</text:p>
          </table:table-cell>
          <table:table-cell table:formula="of:=(-1) * [.$E$2] * [.$B$2] * SIN([.$B$2] * [.A68] + [.$D$2])" office:value-type="float" office:value="0.216442716063554" calcext:value-type="float">
            <text:p>0,216442716063554</text:p>
          </table:table-cell>
          <table:table-cell table:formula="of:=[.$A$2] * [.$C$2] * (1 - COS([.$B$2] * [.A68]))" office:value-type="float" office:value="0.000182590805278742" calcext:value-type="float">
            <text:p>0,000182590805279</text:p>
          </table:table-cell>
          <table:table-cell table:number-columns-repeated="7"/>
        </table:table-row>
        <table:table-row table:style-name="ro1">
          <table:table-cell office:value-type="float" office:value="0.64" calcext:value-type="float">
            <text:p>0,64</text:p>
          </table:table-cell>
          <table:table-cell table:formula="of:=[.D69] / [.$A$2]" office:value-type="float" office:value="149.721046618667" calcext:value-type="float">
            <text:p>149,721046618667</text:p>
          </table:table-cell>
          <table:table-cell table:formula="of:=(-1) * [.$E$2] * [.$B$2] * SIN([.$B$2] * [.A69] + [.$D$2])" office:value-type="float" office:value="1.06461009733926" calcext:value-type="float">
            <text:p>1,06461009733926</text:p>
          </table:table-cell>
          <table:table-cell table:formula="of:=[.$A$2] * [.$C$2] * (1 - COS([.$B$2] * [.A69]))" office:value-type="float" office:value="0.00748605233093334" calcext:value-type="float">
            <text:p>0,007486052330933</text:p>
          </table:table-cell>
          <table:table-cell table:number-columns-repeated="7"/>
        </table:table-row>
        <table:table-row table:style-name="ro1">
          <table:table-cell office:value-type="float" office:value="0.65" calcext:value-type="float">
            <text:p>0,65</text:p>
          </table:table-cell>
          <table:table-cell table:formula="of:=[.D70] / [.$A$2]" office:value-type="float" office:value="334.404556784098" calcext:value-type="float">
            <text:p>334,404556784098</text:p>
          </table:table-cell>
          <table:table-cell table:formula="of:=(-1) * [.$E$2] * [.$B$2] * SIN([.$B$2] * [.A70] + [.$D$2])" office:value-type="float" office:value="0.555096732466538" calcext:value-type="float">
            <text:p>0,555096732466538</text:p>
          </table:table-cell>
          <table:table-cell table:formula="of:=[.$A$2] * [.$C$2] * (1 - COS([.$B$2] * [.A70]))" office:value-type="float" office:value="0.0167202278392049" calcext:value-type="float">
            <text:p>0,016720227839205</text:p>
          </table:table-cell>
          <table:table-cell table:number-columns-repeated="7"/>
        </table:table-row>
        <table:table-row table:style-name="ro1">
          <table:table-cell office:value-type="float" office:value="0.66" calcext:value-type="float">
            <text:p>0,66</text:p>
          </table:table-cell>
          <table:table-cell table:formula="of:=[.D71] / [.$A$2]" office:value-type="float" office:value="322.178330335836" calcext:value-type="float">
            <text:p>322,178330335836</text:p>
          </table:table-cell>
          <table:table-cell table:formula="of:=(-1) * [.$E$2] * [.$B$2] * SIN([.$B$2] * [.A71] + [.$D$2])" office:value-type="float" office:value="-0.66232288635144" calcext:value-type="float">
            <text:p>-0,66232288635144</text:p>
          </table:table-cell>
          <table:table-cell table:formula="of:=[.$A$2] * [.$C$2] * (1 - COS([.$B$2] * [.A71]))" office:value-type="float" office:value="0.0161089165167918" calcext:value-type="float">
            <text:p>0,016108916516792</text:p>
          </table:table-cell>
          <table:table-cell table:number-columns-repeated="7"/>
        </table:table-row>
        <table:table-row table:style-name="ro1">
          <table:table-cell office:value-type="float" office:value="0.67" calcext:value-type="float">
            <text:p>0,67</text:p>
          </table:table-cell>
          <table:table-cell table:formula="of:=[.D72] / [.$A$2]" office:value-type="float" office:value="128.634284247374" calcext:value-type="float">
            <text:p>128,634284247374</text:p>
          </table:table-cell>
          <table:table-cell table:formula="of:=(-1) * [.$E$2] * [.$B$2] * SIN([.$B$2] * [.A72] + [.$D$2])" office:value-type="float" office:value="-1.03509240014017" calcext:value-type="float">
            <text:p>-1,03509240014017</text:p>
          </table:table-cell>
          <table:table-cell table:formula="of:=[.$A$2] * [.$C$2] * (1 - COS([.$B$2] * [.A72]))" office:value-type="float" office:value="0.00643171421236869" calcext:value-type="float">
            <text:p>0,006431714212369</text:p>
          </table:table-cell>
          <table:table-cell table:number-columns-repeated="7"/>
        </table:table-row>
        <table:table-row table:style-name="ro1">
          <table:table-cell office:value-type="float" office:value="0.68" calcext:value-type="float">
            <text:p>0,68</text:p>
          </table:table-cell>
          <table:table-cell table:formula="of:=[.D73] / [.$A$2]" office:value-type="float" office:value="0.596138829747026" calcext:value-type="float">
            <text:p>0,596138829747026</text:p>
          </table:table-cell>
          <table:table-cell table:formula="of:=(-1) * [.$E$2] * [.$B$2] * SIN([.$B$2] * [.A73] + [.$D$2])" office:value-type="float" office:value="-0.0878246292298781" calcext:value-type="float">
            <text:p>-0,087824629229878</text:p>
          </table:table-cell>
          <table:table-cell table:formula="of:=[.$A$2] * [.$C$2] * (1 - COS([.$B$2] * [.A73]))" office:value-type="float" office:value="0.0000298069414873513" calcext:value-type="float">
            <text:p>2,98069414873513E-05</text:p>
          </table:table-cell>
          <table:table-cell table:number-columns-repeated="7"/>
        </table:table-row>
        <table:table-row table:style-name="ro1">
          <table:table-cell office:value-type="float" office:value="0.69" calcext:value-type="float">
            <text:p>0,69</text:p>
          </table:table-cell>
          <table:table-cell table:formula="of:=[.D74] / [.$A$2]" office:value-type="float" office:value="101.348955196429" calcext:value-type="float">
            <text:p>101,348955196429</text:p>
          </table:table-cell>
          <table:table-cell table:formula="of:=(-1) * [.$E$2] * [.$B$2] * SIN([.$B$2] * [.A74] + [.$D$2])" office:value-type="float" office:value="0.971444529269192" calcext:value-type="float">
            <text:p>0,971444529269192</text:p>
          </table:table-cell>
          <table:table-cell table:formula="of:=[.$A$2] * [.$C$2] * (1 - COS([.$B$2] * [.A74]))" office:value-type="float" office:value="0.00506744775982147" calcext:value-type="float">
            <text:p>0,005067447759821</text:p>
          </table:table-cell>
          <table:table-cell table:number-columns-repeated="7"/>
        </table:table-row>
        <table:table-row table:style-name="ro1">
          <table:table-cell office:value-type="float" office:value="0.7" calcext:value-type="float">
            <text:p>0,7</text:p>
          </table:table-cell>
          <table:table-cell table:formula="of:=[.D75] / [.$A$2]" office:value-type="float" office:value="302.404229205721" calcext:value-type="float">
            <text:p>302,404229205721</text:p>
          </table:table-cell>
          <table:table-cell table:formula="of:=(-1) * [.$E$2] * [.$B$2] * SIN([.$B$2] * [.A75] + [.$D$2])" office:value-type="float" office:value="0.791845545679155" calcext:value-type="float">
            <text:p>0,791845545679155</text:p>
          </table:table-cell>
          <table:table-cell table:formula="of:=[.$A$2] * [.$C$2] * (1 - COS([.$B$2] * [.A75]))" office:value-type="float" office:value="0.0151202114602861" calcext:value-type="float">
            <text:p>0,015120211460286</text:p>
          </table:table-cell>
          <table:table-cell table:number-columns-repeated="7"/>
        </table:table-row>
        <table:table-row table:style-name="ro1">
          <table:table-cell office:value-type="float" office:value="0.71" calcext:value-type="float">
            <text:p>0,71</text:p>
          </table:table-cell>
          <table:table-cell table:formula="of:=[.D76] / [.$A$2]" office:value-type="float" office:value="347.359288070437" calcext:value-type="float">
            <text:p>347,359288070437</text:p>
          </table:table-cell>
          <table:table-cell table:formula="of:=(-1) * [.$E$2] * [.$B$2] * SIN([.$B$2] * [.A76] + [.$D$2])" office:value-type="float" office:value="-0.397581781619872" calcext:value-type="float">
            <text:p>-0,397581781619872</text:p>
          </table:table-cell>
          <table:table-cell table:formula="of:=[.$A$2] * [.$C$2] * (1 - COS([.$B$2] * [.A76]))" office:value-type="float" office:value="0.0173679644035219" calcext:value-type="float">
            <text:p>0,017367964403522</text:p>
          </table:table-cell>
          <table:table-cell table:number-columns-repeated="7"/>
        </table:table-row>
        <table:table-row table:style-name="ro1">
          <table:table-cell office:value-type="float" office:value="0.72" calcext:value-type="float">
            <text:p>0,72</text:p>
          </table:table-cell>
          <table:table-cell table:formula="of:=[.D77] / [.$A$2]" office:value-type="float" office:value="178.883642426317" calcext:value-type="float">
            <text:p>178,883642426317</text:p>
          </table:table-cell>
          <table:table-cell table:formula="of:=(-1) * [.$E$2] * [.$B$2] * SIN([.$B$2] * [.A77] + [.$D$2])" office:value-type="float" office:value="-1.07997922889639" calcext:value-type="float">
            <text:p>-1,07997922889639</text:p>
          </table:table-cell>
          <table:table-cell table:formula="of:=[.$A$2] * [.$C$2] * (1 - COS([.$B$2] * [.A77]))" office:value-type="float" office:value="0.00894418212131584" calcext:value-type="float">
            <text:p>0,008944182121316</text:p>
          </table:table-cell>
          <table:table-cell table:number-columns-repeated="7"/>
        </table:table-row>
        <table:table-row table:style-name="ro1">
          <table:table-cell office:value-type="float" office:value="0.73" calcext:value-type="float">
            <text:p>0,73</text:p>
          </table:table-cell>
          <table:table-cell table:formula="of:=[.D78] / [.$A$2]" office:value-type="float" office:value="11.831670282377" calcext:value-type="float">
            <text:p>11,831670282377</text:p>
          </table:table-cell>
          <table:table-cell table:formula="of:=(-1) * [.$E$2] * [.$B$2] * SIN([.$B$2] * [.A78] + [.$D$2])" office:value-type="float" office:value="-0.385095914908811" calcext:value-type="float">
            <text:p>-0,385095914908811</text:p>
          </table:table-cell>
          <table:table-cell table:formula="of:=[.$A$2] * [.$C$2] * (1 - COS([.$B$2] * [.A78]))" office:value-type="float" office:value="0.000591583514118852" calcext:value-type="float">
            <text:p>0,000591583514119</text:p>
          </table:table-cell>
          <table:table-cell table:number-columns-repeated="7"/>
        </table:table-row>
        <table:table-row table:style-name="ro1">
          <table:table-cell office:value-type="float" office:value="0.74" calcext:value-type="float">
            <text:p>0,74</text:p>
          </table:table-cell>
          <table:table-cell table:formula="of:=[.D79] / [.$A$2]" office:value-type="float" office:value="59.2421609125428" calcext:value-type="float">
            <text:p>59,2421609125428</text:p>
          </table:table-cell>
          <table:table-cell table:formula="of:=(-1) * [.$E$2] * [.$B$2] * SIN([.$B$2] * [.A79] + [.$D$2])" office:value-type="float" office:value="0.800894246927395" calcext:value-type="float">
            <text:p>0,800894246927395</text:p>
          </table:table-cell>
          <table:table-cell table:formula="of:=[.$A$2] * [.$C$2] * (1 - COS([.$B$2] * [.A79]))" office:value-type="float" office:value="0.00296210804562714" calcext:value-type="float">
            <text:p>0,002962108045627</text:p>
          </table:table-cell>
          <table:table-cell table:number-columns-repeated="7"/>
        </table:table-row>
        <table:table-row table:style-name="ro1">
          <table:table-cell office:value-type="float" office:value="0.75" calcext:value-type="float">
            <text:p>0,75</text:p>
          </table:table-cell>
          <table:table-cell table:formula="of:=[.D80] / [.$A$2]" office:value-type="float" office:value="260.653250903251" calcext:value-type="float">
            <text:p>260,653250903251</text:p>
          </table:table-cell>
          <table:table-cell table:formula="of:=(-1) * [.$E$2] * [.$B$2] * SIN([.$B$2] * [.A80] + [.$D$2])" office:value-type="float" office:value="0.965516396688602" calcext:value-type="float">
            <text:p>0,965516396688602</text:p>
          </table:table-cell>
          <table:table-cell table:formula="of:=[.$A$2] * [.$C$2] * (1 - COS([.$B$2] * [.A80]))" office:value-type="float" office:value="0.0130326625451625" calcext:value-type="float">
            <text:p>0,013032662545163</text:p>
          </table:table-cell>
          <table:table-cell table:number-columns-repeated="7"/>
        </table:table-row>
        <table:table-row table:style-name="ro1">
          <table:table-cell office:value-type="float" office:value="0.76" calcext:value-type="float">
            <text:p>0,76</text:p>
          </table:table-cell>
          <table:table-cell table:formula="of:=[.D81] / [.$A$2]" office:value-type="float" office:value="359.208500864548" calcext:value-type="float">
            <text:p>359,208500864548</text:p>
          </table:table-cell>
          <table:table-cell table:formula="of:=(-1) * [.$E$2] * [.$B$2] * SIN([.$B$2] * [.A81] + [.$D$2])" office:value-type="float" office:value="-0.101169540098418" calcext:value-type="float">
            <text:p>-0,101169540098418</text:p>
          </table:table-cell>
          <table:table-cell table:formula="of:=[.$A$2] * [.$C$2] * (1 - COS([.$B$2] * [.A81]))" office:value-type="float" office:value="0.0179604250432274" calcext:value-type="float">
            <text:p>0,017960425043227</text:p>
          </table:table-cell>
          <table:table-cell table:number-columns-repeated="7"/>
        </table:table-row>
        <table:table-row table:style-name="ro1">
          <table:table-cell office:value-type="float" office:value="0.77" calcext:value-type="float">
            <text:p>0,77</text:p>
          </table:table-cell>
          <table:table-cell table:formula="of:=[.D82] / [.$A$2]" office:value-type="float" office:value="229.221929009566" calcext:value-type="float">
            <text:p>229,221929009566</text:p>
          </table:table-cell>
          <table:table-cell table:formula="of:=(-1) * [.$E$2] * [.$B$2] * SIN([.$B$2] * [.A82] + [.$D$2])" office:value-type="float" office:value="-1.0388355314316" calcext:value-type="float">
            <text:p>-1,0388355314316</text:p>
          </table:table-cell>
          <table:table-cell table:formula="of:=[.$A$2] * [.$C$2] * (1 - COS([.$B$2] * [.A82]))" office:value-type="float" office:value="0.0114610964504783" calcext:value-type="float">
            <text:p>0,011461096450478</text:p>
          </table:table-cell>
          <table:table-cell table:number-columns-repeated="7"/>
        </table:table-row>
        <table:table-row table:style-name="ro1">
          <table:table-cell office:value-type="float" office:value="0.78" calcext:value-type="float">
            <text:p>0,78</text:p>
          </table:table-cell>
          <table:table-cell table:formula="of:=[.D83] / [.$A$2]" office:value-type="float" office:value="36.4633944692846" calcext:value-type="float">
            <text:p>36,4633944692846</text:p>
          </table:table-cell>
          <table:table-cell table:formula="of:=(-1) * [.$E$2] * [.$B$2] * SIN([.$B$2] * [.A83] + [.$D$2])" office:value-type="float" office:value="-0.651690680781851" calcext:value-type="float">
            <text:p>-0,651690680781851</text:p>
          </table:table-cell>
          <table:table-cell table:formula="of:=[.$A$2] * [.$C$2] * (1 - COS([.$B$2] * [.A83]))" office:value-type="float" office:value="0.00182316972346423" calcext:value-type="float">
            <text:p>0,001823169723464</text:p>
          </table:table-cell>
          <table:table-cell table:number-columns-repeated="7"/>
        </table:table-row>
        <table:table-row table:style-name="ro1">
          <table:table-cell office:value-type="float" office:value="0.79" calcext:value-type="float">
            <text:p>0,79</text:p>
          </table:table-cell>
          <table:table-cell table:formula="of:=[.D84] / [.$A$2]" office:value-type="float" office:value="26.7548668598068" calcext:value-type="float">
            <text:p>26,7548668598068</text:p>
          </table:table-cell>
          <table:table-cell table:formula="of:=(-1) * [.$E$2] * [.$B$2] * SIN([.$B$2] * [.A84] + [.$D$2])" office:value-type="float" office:value="0.566545188028634" calcext:value-type="float">
            <text:p>0,566545188028634</text:p>
          </table:table-cell>
          <table:table-cell table:formula="of:=[.$A$2] * [.$C$2] * (1 - COS([.$B$2] * [.A84]))" office:value-type="float" office:value="0.00133774334299034" calcext:value-type="float">
            <text:p>0,00133774334299</text:p>
          </table:table-cell>
          <table:table-cell table:number-columns-repeated="7"/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[.D85] / [.$A$2]" office:value-type="float" office:value="212.477480872395" calcext:value-type="float">
            <text:p>212,477480872395</text:p>
          </table:table-cell>
          <table:table-cell table:formula="of:=(-1) * [.$E$2] * [.$B$2] * SIN([.$B$2] * [.A85] + [.$D$2])" office:value-type="float" office:value="1.06227476506909" calcext:value-type="float">
            <text:p>1,06227476506909</text:p>
          </table:table-cell>
          <table:table-cell table:formula="of:=[.$A$2] * [.$C$2] * (1 - COS([.$B$2] * [.A85]))" office:value-type="float" office:value="0.0106238740436198" calcext:value-type="float">
            <text:p>0,01062387404362</text:p>
          </table:table-cell>
          <table:table-cell table:number-columns-repeated="7"/>
        </table:table-row>
        <table:table-row table:style-name="ro1">
          <table:table-cell office:value-type="float" office:value="0.81" calcext:value-type="float">
            <text:p>0,81</text:p>
          </table:table-cell>
          <table:table-cell table:formula="of:=[.D86] / [.$A$2]" office:value-type="float" office:value="356.782067220155" calcext:value-type="float">
            <text:p>356,782067220155</text:p>
          </table:table-cell>
          <table:table-cell table:formula="of:=(-1) * [.$E$2] * [.$B$2] * SIN([.$B$2] * [.A86] + [.$D$2])" office:value-type="float" office:value="0.203301808986718" calcext:value-type="float">
            <text:p>0,203301808986718</text:p>
          </table:table-cell>
          <table:table-cell table:formula="of:=[.$A$2] * [.$C$2] * (1 - COS([.$B$2] * [.A86]))" office:value-type="float" office:value="0.0178391033610077" calcext:value-type="float">
            <text:p>0,017839103361008</text:p>
          </table:table-cell>
          <table:table-cell table:number-columns-repeated="7"/>
        </table:table-row>
        <table:table-row table:style-name="ro1">
          <table:table-cell office:value-type="float" office:value="0.82" calcext:value-type="float">
            <text:p>0,82</text:p>
          </table:table-cell>
          <table:table-cell table:formula="of:=[.D87] / [.$A$2]" office:value-type="float" office:value="275.639224946885" calcext:value-type="float">
            <text:p>275,639224946885</text:p>
          </table:table-cell>
          <table:table-cell table:formula="of:=(-1) * [.$E$2] * [.$B$2] * SIN([.$B$2] * [.A87] + [.$D$2])" office:value-type="float" office:value="-0.91493879109814" calcext:value-type="float">
            <text:p>-0,91493879109814</text:p>
          </table:table-cell>
          <table:table-cell table:formula="of:=[.$A$2] * [.$C$2] * (1 - COS([.$B$2] * [.A87]))" office:value-type="float" office:value="0.0137819612473443" calcext:value-type="float">
            <text:p>0,013781961247344</text:p>
          </table:table-cell>
          <table:table-cell table:number-columns-repeated="7"/>
        </table:table-row>
        <table:table-row table:style-name="ro1">
          <table:table-cell office:value-type="float" office:value="0.83" calcext:value-type="float">
            <text:p>0,83</text:p>
          </table:table-cell>
          <table:table-cell table:formula="of:=[.D88] / [.$A$2]" office:value-type="float" office:value="72.5291623631309" calcext:value-type="float">
            <text:p>72,5291623631309</text:p>
          </table:table-cell>
          <table:table-cell table:formula="of:=(-1) * [.$E$2] * [.$B$2] * SIN([.$B$2] * [.A88] + [.$D$2])" office:value-type="float" office:value="-0.866372140638577" calcext:value-type="float">
            <text:p>-0,866372140638577</text:p>
          </table:table-cell>
          <table:table-cell table:formula="of:=[.$A$2] * [.$C$2] * (1 - COS([.$B$2] * [.A88]))" office:value-type="float" office:value="0.00362645811815655" calcext:value-type="float">
            <text:p>0,003626458118157</text:p>
          </table:table-cell>
          <table:table-cell table:number-columns-repeated="7"/>
        </table:table-row>
        <table:table-row table:style-name="ro1">
          <table:table-cell office:value-type="float" office:value="0.84" calcext:value-type="float">
            <text:p>0,84</text:p>
          </table:table-cell>
          <table:table-cell table:formula="of:=[.D89] / [.$A$2]" office:value-type="float" office:value="6.474992257469" calcext:value-type="float">
            <text:p>6,474992257469</text:p>
          </table:table-cell>
          <table:table-cell table:formula="of:=(-1) * [.$E$2] * [.$B$2] * SIN([.$B$2] * [.A89] + [.$D$2])" office:value-type="float" office:value="0.287065464252257" calcext:value-type="float">
            <text:p>0,287065464252257</text:p>
          </table:table-cell>
          <table:table-cell table:formula="of:=[.$A$2] * [.$C$2] * (1 - COS([.$B$2] * [.A89]))" office:value-type="float" office:value="0.00032374961287345" calcext:value-type="float">
            <text:p>0,000323749612873</text:p>
          </table:table-cell>
          <table:table-cell table:number-columns-repeated="7"/>
        </table:table-row>
        <table:table-row table:style-name="ro1">
          <table:table-cell office:value-type="float" office:value="0.85" calcext:value-type="float">
            <text:p>0,85</text:p>
          </table:table-cell>
          <table:table-cell table:formula="of:=[.D90] / [.$A$2]" office:value-type="float" office:value="161.714573334608" calcext:value-type="float">
            <text:p>161,714573334608</text:p>
          </table:table-cell>
          <table:table-cell table:formula="of:=(-1) * [.$E$2] * [.$B$2] * SIN([.$B$2] * [.A90] + [.$D$2])" office:value-type="float" office:value="1.07441293466708" calcext:value-type="float">
            <text:p>1,07441293466708</text:p>
          </table:table-cell>
          <table:table-cell table:formula="of:=[.$A$2] * [.$C$2] * (1 - COS([.$B$2] * [.A90]))" office:value-type="float" office:value="0.00808572866673041" calcext:value-type="float">
            <text:p>0,00808572866673</text:p>
          </table:table-cell>
          <table:table-cell table:number-columns-repeated="7"/>
        </table:table-row>
        <table:table-row table:style-name="ro1">
          <table:table-cell office:value-type="float" office:value="0.86" calcext:value-type="float">
            <text:p>0,86</text:p>
          </table:table-cell>
          <table:table-cell table:formula="of:=[.D91] / [.$A$2]" office:value-type="float" office:value="340.273275450293" calcext:value-type="float">
            <text:p>340,273275450293</text:p>
          </table:table-cell>
          <table:table-cell table:formula="of:=(-1) * [.$E$2] * [.$B$2] * SIN([.$B$2] * [.A91] + [.$D$2])" office:value-type="float" office:value="0.491578252521048" calcext:value-type="float">
            <text:p>0,491578252521048</text:p>
          </table:table-cell>
          <table:table-cell table:formula="of:=[.$A$2] * [.$C$2] * (1 - COS([.$B$2] * [.A91]))" office:value-type="float" office:value="0.0170136637725146" calcext:value-type="float">
            <text:p>0,017013663772515</text:p>
          </table:table-cell>
          <table:table-cell table:number-columns-repeated="7"/>
        </table:table-row>
        <table:table-row table:style-name="ro1">
          <table:table-cell office:value-type="float" office:value="0.87" calcext:value-type="float">
            <text:p>0,87</text:p>
          </table:table-cell>
          <table:table-cell table:formula="of:=[.D92] / [.$A$2]" office:value-type="float" office:value="314.43795505497" calcext:value-type="float">
            <text:p>314,43795505497</text:p>
          </table:table-cell>
          <table:table-cell table:formula="of:=(-1) * [.$E$2] * [.$B$2] * SIN([.$B$2] * [.A92] + [.$D$2])" office:value-type="float" office:value="-0.718158551200893" calcext:value-type="float">
            <text:p>-0,718158551200893</text:p>
          </table:table-cell>
          <table:table-cell table:formula="of:=[.$A$2] * [.$C$2] * (1 - COS([.$B$2] * [.A92]))" office:value-type="float" office:value="0.0157218977527485" calcext:value-type="float">
            <text:p>0,015721897752749</text:p>
          </table:table-cell>
          <table:table-cell table:number-columns-repeated="7"/>
        </table:table-row>
        <table:table-row table:style-name="ro1">
          <table:table-cell office:value-type="float" office:value="0.88" calcext:value-type="float">
            <text:p>0,88</text:p>
          </table:table-cell>
          <table:table-cell table:formula="of:=[.D93] / [.$A$2]" office:value-type="float" office:value="117.155995570019" calcext:value-type="float">
            <text:p>117,155995570019</text:p>
          </table:table-cell>
          <table:table-cell table:formula="of:=(-1) * [.$E$2] * [.$B$2] * SIN([.$B$2] * [.A93] + [.$D$2])" office:value-type="float" office:value="-1.0120388924638" calcext:value-type="float">
            <text:p>-1,0120388924638</text:p>
          </table:table-cell>
          <table:table-cell table:formula="of:=[.$A$2] * [.$C$2] * (1 - COS([.$B$2] * [.A93]))" office:value-type="float" office:value="0.00585779977850094" calcext:value-type="float">
            <text:p>0,005857799778501</text:p>
          </table:table-cell>
          <table:table-cell table:number-columns-repeated="7"/>
        </table:table-row>
        <table:table-row table:style-name="ro1">
          <table:table-cell office:value-type="float" office:value="0.89" calcext:value-type="float">
            <text:p>0,89</text:p>
          </table:table-cell>
          <table:table-cell table:formula="of:=[.D94] / [.$A$2]" office:value-type="float" office:value="0.0180202898886273" calcext:value-type="float">
            <text:p>0,018020289888627</text:p>
          </table:table-cell>
          <table:table-cell table:formula="of:=(-1) * [.$E$2] * [.$B$2] * SIN([.$B$2] * [.A94] + [.$D$2])" office:value-type="float" office:value="-0.0152817298316002" calcext:value-type="float">
            <text:p>-0,0152817298316</text:p>
          </table:table-cell>
          <table:table-cell table:formula="of:=[.$A$2] * [.$C$2] * (1 - COS([.$B$2] * [.A94]))" office:value-type="float" office:value="0.000000901014494431363" calcext:value-type="float">
            <text:p>9,01014494431363E-07</text:p>
          </table:table-cell>
          <table:table-cell table:number-columns-repeated="7"/>
        </table:table-row>
        <table:table-row table:style-name="ro1">
          <table:table-cell office:value-type="float" office:value="0.9" calcext:value-type="float">
            <text:p>0,9</text:p>
          </table:table-cell>
          <table:table-cell table:formula="of:=[.D95] / [.$A$2]" office:value-type="float" office:value="112.408272401938" calcext:value-type="float">
            <text:p>112,408272401938</text:p>
          </table:table-cell>
          <table:table-cell table:formula="of:=(-1) * [.$E$2] * [.$B$2] * SIN([.$B$2] * [.A95] + [.$D$2])" office:value-type="float" office:value="1.00096398585121" calcext:value-type="float">
            <text:p>1,00096398585121</text:p>
          </table:table-cell>
          <table:table-cell table:formula="of:=[.$A$2] * [.$C$2] * (1 - COS([.$B$2] * [.A95]))" office:value-type="float" office:value="0.00562041362009689" calcext:value-type="float">
            <text:p>0,005620413620097</text:p>
          </table:table-cell>
          <table:table-cell table:number-columns-repeated="7"/>
        </table:table-row>
        <table:table-row table:style-name="ro1">
          <table:table-cell office:value-type="float" office:value="0.91" calcext:value-type="float">
            <text:p>0,91</text:p>
          </table:table-cell>
          <table:table-cell table:formula="of:=[.D96] / [.$A$2]" office:value-type="float" office:value="310.997206442846" calcext:value-type="float">
            <text:p>310,997206442846</text:p>
          </table:table-cell>
          <table:table-cell table:formula="of:=(-1) * [.$E$2] * [.$B$2] * SIN([.$B$2] * [.A96] + [.$D$2])" office:value-type="float" office:value="0.740695854281724" calcext:value-type="float">
            <text:p>0,740695854281724</text:p>
          </table:table-cell>
          <table:table-cell table:formula="of:=[.$A$2] * [.$C$2] * (1 - COS([.$B$2] * [.A96]))" office:value-type="float" office:value="0.0155498603221423" calcext:value-type="float">
            <text:p>0,015549860322142</text:p>
          </table:table-cell>
          <table:table-cell table:number-columns-repeated="7"/>
        </table:table-row>
        <table:table-row table:style-name="ro1">
          <table:table-cell office:value-type="float" office:value="0.92" calcext:value-type="float">
            <text:p>0,92</text:p>
          </table:table-cell>
          <table:table-cell table:formula="of:=[.D97] / [.$A$2]" office:value-type="float" office:value="342.527434736755" calcext:value-type="float">
            <text:p>342,527434736755</text:p>
          </table:table-cell>
          <table:table-cell table:formula="of:=(-1) * [.$E$2] * [.$B$2] * SIN([.$B$2] * [.A97] + [.$D$2])" office:value-type="float" office:value="-0.464170212835798" calcext:value-type="float">
            <text:p>-0,464170212835798</text:p>
          </table:table-cell>
          <table:table-cell table:formula="of:=[.$A$2] * [.$C$2] * (1 - COS([.$B$2] * [.A97]))" office:value-type="float" office:value="0.0171263717368378" calcext:value-type="float">
            <text:p>0,017126371736838</text:p>
          </table:table-cell>
          <table:table-cell table:number-columns-repeated="7"/>
        </table:table-row>
        <table:table-row table:style-name="ro1">
          <table:table-cell office:value-type="float" office:value="0.93" calcext:value-type="float">
            <text:p>0,93</text:p>
          </table:table-cell>
          <table:table-cell table:formula="of:=[.D98] / [.$A$2]" office:value-type="float" office:value="166.788946141283" calcext:value-type="float">
            <text:p>166,788946141283</text:p>
          </table:table-cell>
          <table:table-cell table:formula="of:=(-1) * [.$E$2] * [.$B$2] * SIN([.$B$2] * [.A98] + [.$D$2])" office:value-type="float" office:value="-1.077087206318" calcext:value-type="float">
            <text:p>-1,077087206318</text:p>
          </table:table-cell>
          <table:table-cell table:formula="of:=[.$A$2] * [.$C$2] * (1 - COS([.$B$2] * [.A98]))" office:value-type="float" office:value="0.00833944730706413" calcext:value-type="float">
            <text:p>0,008339447307064</text:p>
          </table:table-cell>
          <table:table-cell table:number-columns-repeated="7"/>
        </table:table-row>
        <table:table-row table:style-name="ro1">
          <table:table-cell office:value-type="float" office:value="0.94" calcext:value-type="float">
            <text:p>0,94</text:p>
          </table:table-cell>
          <table:table-cell table:formula="of:=[.D99] / [.$A$2]" office:value-type="float" office:value="7.89830964221499" calcext:value-type="float">
            <text:p>7,89830964221499</text:p>
          </table:table-cell>
          <table:table-cell table:formula="of:=(-1) * [.$E$2] * [.$B$2] * SIN([.$B$2] * [.A99] + [.$D$2])" office:value-type="float" office:value="-0.316411590078099" calcext:value-type="float">
            <text:p>-0,316411590078099</text:p>
          </table:table-cell>
          <table:table-cell table:formula="of:=[.$A$2] * [.$C$2] * (1 - COS([.$B$2] * [.A99]))" office:value-type="float" office:value="0.00039491548211075" calcext:value-type="float">
            <text:p>0,000394915482111</text:p>
          </table:table-cell>
          <table:table-cell table:number-columns-repeated="7"/>
        </table:table-row>
        <table:table-row table:style-name="ro1">
          <table:table-cell office:value-type="float" office:value="0.95" calcext:value-type="float">
            <text:p>0,95</text:p>
          </table:table-cell>
          <table:table-cell table:formula="of:=[.D100] / [.$A$2]" office:value-type="float" office:value="68.4862897393422" calcext:value-type="float">
            <text:p>68,4862897393422</text:p>
          </table:table-cell>
          <table:table-cell table:formula="of:=(-1) * [.$E$2] * [.$B$2] * SIN([.$B$2] * [.A100] + [.$D$2])" office:value-type="float" office:value="0.847778819775815" calcext:value-type="float">
            <text:p>0,847778819775815</text:p>
          </table:table-cell>
          <table:table-cell table:formula="of:=[.$A$2] * [.$C$2] * (1 - COS([.$B$2] * [.A100]))" office:value-type="float" office:value="0.00342431448696711" calcext:value-type="float">
            <text:p>0,003424314486967</text:p>
          </table:table-cell>
          <table:table-cell table:number-columns-repeated="7"/>
        </table:table-row>
        <table:table-row table:style-name="ro1">
          <table:table-cell office:value-type="float" office:value="0.96" calcext:value-type="float">
            <text:p>0,96</text:p>
          </table:table-cell>
          <table:table-cell table:formula="of:=[.D101] / [.$A$2]" office:value-type="float" office:value="271.285975070955" calcext:value-type="float">
            <text:p>271,285975070955</text:p>
          </table:table-cell>
          <table:table-cell table:formula="of:=(-1) * [.$E$2] * [.$B$2] * SIN([.$B$2] * [.A101] + [.$D$2])" office:value-type="float" office:value="0.930810048931801" calcext:value-type="float">
            <text:p>0,930810048931801</text:p>
          </table:table-cell>
          <table:table-cell table:formula="of:=[.$A$2] * [.$C$2] * (1 - COS([.$B$2] * [.A101]))" office:value-type="float" office:value="0.0135642987535477" calcext:value-type="float">
            <text:p>0,013564298753548</text:p>
          </table:table-cell>
          <table:table-cell table:number-columns-repeated="7"/>
        </table:table-row>
        <table:table-row table:style-name="ro1">
          <table:table-cell office:value-type="float" office:value="0.97" calcext:value-type="float">
            <text:p>0,97</text:p>
          </table:table-cell>
          <table:table-cell table:formula="of:=[.D102] / [.$A$2]" office:value-type="float" office:value="357.670072144509" calcext:value-type="float">
            <text:p>357,670072144509</text:p>
          </table:table-cell>
          <table:table-cell table:formula="of:=(-1) * [.$E$2] * [.$B$2] * SIN([.$B$2] * [.A102] + [.$D$2])" office:value-type="float" office:value="-0.173206341425311" calcext:value-type="float">
            <text:p>-0,173206341425311</text:p>
          </table:table-cell>
          <table:table-cell table:formula="of:=[.$A$2] * [.$C$2] * (1 - COS([.$B$2] * [.A102]))" office:value-type="float" office:value="0.0178835036072254" calcext:value-type="float">
            <text:p>0,017883503607226</text:p>
          </table:table-cell>
          <table:table-cell table:number-columns-repeated="7"/>
        </table:table-row>
        <table:table-row table:style-name="ro1">
          <table:table-cell office:value-type="float" office:value="0.98" calcext:value-type="float">
            <text:p>0,98</text:p>
          </table:table-cell>
          <table:table-cell table:formula="of:=[.D103] / [.$A$2]" office:value-type="float" office:value="217.47428168903" calcext:value-type="float">
            <text:p>217,47428168903</text:p>
          </table:table-cell>
          <table:table-cell table:formula="of:=(-1) * [.$E$2] * [.$B$2] * SIN([.$B$2] * [.A103] + [.$D$2])" office:value-type="float" office:value="-1.05633537081179" calcext:value-type="float">
            <text:p>-1,05633537081179</text:p>
          </table:table-cell>
          <table:table-cell table:formula="of:=[.$A$2] * [.$C$2] * (1 - COS([.$B$2] * [.A103]))" office:value-type="float" office:value="0.0108737140844515" calcext:value-type="float">
            <text:p>0,010873714084452</text:p>
          </table:table-cell>
          <table:table-cell table:number-columns-repeated="7"/>
        </table:table-row>
        <table:table-row table:style-name="ro1">
          <table:table-cell office:value-type="float" office:value="0.99" calcext:value-type="float">
            <text:p>0,99</text:p>
          </table:table-cell>
          <table:table-cell table:formula="of:=[.D104] / [.$A$2]" office:value-type="float" office:value="29.4881209824174" calcext:value-type="float">
            <text:p>29,4881209824174</text:p>
          </table:table-cell>
          <table:table-cell table:formula="of:=(-1) * [.$E$2] * [.$B$2] * SIN([.$B$2] * [.A104] + [.$D$2])" office:value-type="float" office:value="-0.592336284457973" calcext:value-type="float">
            <text:p>-0,592336284457973</text:p>
          </table:table-cell>
          <table:table-cell table:formula="of:=[.$A$2] * [.$C$2] * (1 - COS([.$B$2] * [.A104]))" office:value-type="float" office:value="0.00147440604912087" calcext:value-type="float">
            <text:p>0,00147440604912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105] / [.$A$2]" office:value-type="float" office:value="33.4474253052189" calcext:value-type="float">
            <text:p>33,4474253052189</text:p>
          </table:table-cell>
          <table:table-cell table:formula="of:=(-1) * [.$E$2] * [.$B$2] * SIN([.$B$2] * [.A105] + [.$D$2])" office:value-type="float" office:value="0.627060078949299" calcext:value-type="float">
            <text:p>0,627060078949299</text:p>
          </table:table-cell>
          <table:table-cell table:formula="of:=[.$A$2] * [.$C$2] * (1 - COS([.$B$2] * [.A105]))" office:value-type="float" office:value="0.00167237126526094" calcext:value-type="float">
            <text:p>0,00167237126526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/>
    <style:font-face style:name="Liberation Serif1" svg:font-family="'Liberation Serif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08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.00.0000</text:date>, <text:time style:data-style-name="N2" text:time-value="01:44:41.32849719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22:42:49.248338753</meta:creation-date>
    <meta:generator>LibreOffice/7.0.1.2$Linux_X86_64 LibreOffice_project/7cbcfc562f6eb6708b5ff7d7397325de9e764452</meta:generator>
    <dc:date>2020-10-26T01:51:06.919223131</dc:date>
    <meta:editing-duration>PT1H19M12S</meta:editing-duration>
    <meta:editing-cycles>15</meta:editing-cycles>
    <meta:document-statistic meta:table-count="1" meta:cell-count="437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043cm" svg:y="0.316cm" chart:style-name="ch2">
          <text:p>График зависимости заряда конденсатора от времени</text:p>
        </chart:title>
        <chart:plot-area chart:style-name="ch3" table:cell-range-address="Лист1.B5:Лист1.B105" svg:x="0.32cm" svg:y="1.301cm" svg:width="15.36cm" svg:height="7.519cm">
          <chart:coordinate-region svg:x="1.143cm" svg:y="1.419cm" svg:width="14.393cm" svg:height="6.3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5:Лист1.B105" chart:class="chart:line"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B5:Лист1.B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4.775604194199">
                <text:p>114.775604194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2.730868797424">
                <text:p>312.7308687974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1.416514940147">
                <text:p>341.4165149401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4.2501829809">
                <text:p>164.25018298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16934840293413">
                <text:p>7.169348402934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.4967633841941">
                <text:p>70.49676338419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3.471957741003">
                <text:p>273.471957741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7.243814042943">
                <text:p>357.2438140429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4.979383161961">
                <text:p>214.9793831619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.1062874281514">
                <text:p>28.10628742815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.9408876247189">
                <text:p>34.94088762471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6.767124118476">
                <text:p>226.7671241184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8.951972533087">
                <text:p>358.9519725330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2.922145734045">
                <text:p>262.9221457340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.1429925160656">
                <text:p>61.14299251606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9403375945633">
                <text:p>10.94033759456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6.336848200298">
                <text:p>176.3368482002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6.404919484542">
                <text:p>346.4049194845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4.259377716283">
                <text:p>304.2593777162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.647778679341">
                <text:p>103.6477786793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06983349596533">
                <text:p>0.4069833495965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6.198376854395">
                <text:p>126.1983768543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0.602145949921">
                <text:p>320.6021459499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5.698178907634">
                <text:p>335.6981789076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2.234739020235">
                <text:p>152.2347390202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17990585019288">
                <text:p>4.179905850192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0.3457119637632">
                <text:p>80.34571196376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3.599086076242">
                <text:p>283.5990860762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4.734152429083">
                <text:p>354.7341524290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3.033464132933">
                <text:p>203.0334641329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.9585562529741">
                <text:p>21.95855625297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.4314505262196">
                <text:p>42.43145052621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8.343382399161">
                <text:p>238.3433823991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9.850903543248">
                <text:p>359.8509035432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1.997356697903">
                <text:p>251.9973566979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.326697459369">
                <text:p>52.3266974593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4758208716082">
                <text:p>15.47582087160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8.440078328468">
                <text:p>188.4400783284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0.640834789813">
                <text:p>350.6408347898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5.225981104456">
                <text:p>295.2259811044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2.8652207509521">
                <text:p>92.86522075095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2609300453222">
                <text:p>1.626093004532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7.864442456831">
                <text:p>137.8644424568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7.837614965537">
                <text:p>327.8376149655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9.275769915367">
                <text:p>329.2757699153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0.34485060308">
                <text:p>140.344850603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8552830682374">
                <text:p>1.985528306823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.6453009427368">
                <text:p>90.64530094273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3.257735488519">
                <text:p>293.2577354885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1.434336474728">
                <text:p>351.4343364747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0.983386921842">
                <text:p>190.9833869218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5254943683662">
                <text:p>16.5254943683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.5441035284315">
                <text:p>50.54410352843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9.655809733231">
                <text:p>249.6558097332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9.936542073943">
                <text:p>359.9365420739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0.746992935194">
                <text:p>240.7469929351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.0877458284728">
                <text:p>44.08774582847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.7552886098894">
                <text:p>20.75528860988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0.505142108315">
                <text:p>200.5051421083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4.105105889299">
                <text:p>354.1051058892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5.671528317623">
                <text:p>285.6715283176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2.4766895372851">
                <text:p>82.47668953728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65181610557484">
                <text:p>3.651816105574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9.721046618667">
                <text:p>149.721046618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4.404556784098">
                <text:p>334.4045567840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2.178330335836">
                <text:p>322.1783303358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8.634284247374">
                <text:p>128.6342842473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96138829747026">
                <text:p>0.5961388297470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1.348955196429">
                <text:p>101.3489551964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2.404229205721">
                <text:p>302.4042292057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7.359288070437">
                <text:p>347.3592880704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8.883642426317">
                <text:p>178.8836424263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831670282377">
                <text:p>11.8316702823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9.2421609125428">
                <text:p>59.24216091254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0.653250903251">
                <text:p>260.6532509032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9.208500864548">
                <text:p>359.2085008645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9.221929009566">
                <text:p>229.2219290095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.4633944692846">
                <text:p>36.46339446928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.7548668598068">
                <text:p>26.75486685980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2.477480872395">
                <text:p>212.4774808723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6.782067220155">
                <text:p>356.7820672201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5.639224946885">
                <text:p>275.6392249468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2.5291623631309">
                <text:p>72.52916236313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474992257469">
                <text:p>6.4749922574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1.714573334608">
                <text:p>161.7145733346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0.273275450293">
                <text:p>340.2732754502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14.43795505497">
                <text:p>314.437955054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7.155995570019">
                <text:p>117.1559955700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80202898886273">
                <text:p>0.01802028988862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2.408272401938">
                <text:p>112.4082724019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0.997206442846">
                <text:p>310.9972064428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2.527434736755">
                <text:p>342.5274347367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6.788946141283">
                <text:p>166.7889461412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89830964221499">
                <text:p>7.898309642214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8.4862897393422">
                <text:p>68.48628973934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1.285975070955">
                <text:p>271.2859750709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7.670072144509">
                <text:p>357.6700721445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7.47428168903">
                <text:p>217.474281689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.4881209824174">
                <text:p>29.48812098241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.4474253052189">
                <text:p>33.44742530521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7cbcfc562f6eb6708b5ff7d7397325de9e76445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74cm" svg:y="0.316cm" chart:style-name="ch2">
          <text:p>График зависимости тока от времени</text:p>
        </chart:title>
        <chart:plot-area chart:style-name="ch3" table:cell-range-address="Лист1.C5:Лист1.C105" svg:x="0.32cm" svg:y="1.301cm" svg:width="15.36cm" svg:height="7.519cm">
          <chart:coordinate-region svg:x="1.185cm" svg:y="1.503cm" svg:width="14.352cm" svg:height="7.1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C5:Лист1.C105" chart:class="chart:line"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C5:Лист1.C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66022128446">
                <text:p>1.00660221284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29500234995243">
                <text:p>0.7295002349952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47792207875844">
                <text:p>-0.477922078758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07585777754271">
                <text:p>-1.075857777542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30176873805484">
                <text:p>-0.301768738054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57161292957085">
                <text:p>0.857161292957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22966820735343">
                <text:p>0.9229668207353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88272923720818">
                <text:p>-0.1882729237208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05941112847181">
                <text:p>-1.05941112847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57949875144047">
                <text:p>-0.579498751440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9439395883801">
                <text:p>0.6394393958838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4291039867322">
                <text:p>1.042910398673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6373944483398">
                <text:p>0.1163739444833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958572396268025">
                <text:p>-0.958572396268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1106622651341">
                <text:p>-0.811066226513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70780123125487">
                <text:p>0.3707801231254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7977633215408">
                <text:p>1.079776332154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11750530987339">
                <text:p>0.4117505309873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781374336527784">
                <text:p>-0.7813743365277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978024630967154">
                <text:p>-0.9780246309671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25847183275129">
                <text:p>0.07258471832751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3062790205211">
                <text:p>1.030627902052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74327306249703">
                <text:p>0.6743273062497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541932445102217">
                <text:p>-0.5419324451022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06707415402029">
                <text:p>-1.067074154020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231392743519555">
                <text:p>-0.2313927435195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99380244132406">
                <text:p>0.8993802441324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83187554888557">
                <text:p>0.8831875548885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259320525790076">
                <text:p>-0.2593205257900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07112116171857">
                <text:p>-1.071121161718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516937592075488">
                <text:p>-0.5169375920754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96488471580457">
                <text:p>0.6964884715804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2169358923706">
                <text:p>1.021693589237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39487179378464">
                <text:p>0.04394871793784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989843271748884">
                <text:p>-0.9898432717488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761303488407393">
                <text:p>-0.7613034884073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38114826679763">
                <text:p>0.4381148266797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7881209800462">
                <text:p>1.078812098004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4371703199068">
                <text:p>0.343717031990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82971503422956">
                <text:p>-0.829715034229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45024385308606">
                <text:p>-0.9450243853086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4484120585731">
                <text:p>0.144841205857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499930535289">
                <text:p>1.04999305352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16105044328368">
                <text:p>0.6161050443283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603492172759746">
                <text:p>-0.6034921727597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05346518145931">
                <text:p>-1.053465181459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59970382386167">
                <text:p>-0.1599703823861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37532164370851">
                <text:p>0.9375321643708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39414482048325">
                <text:p>0.8394144820483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329195470790394">
                <text:p>-0.3291954707903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07798754520732">
                <text:p>-1.077987545207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52038821679892">
                <text:p>-0.4520388216798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50388000486902">
                <text:p>0.7503880004869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5856643365242">
                <text:p>0.9958566433652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286752463458841">
                <text:p>-0.02867524634588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01663803911517">
                <text:p>-1.016638039115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708098107592804">
                <text:p>-0.7080981075928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03468358682146">
                <text:p>0.5034683586821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7296943539704">
                <text:p>1.072969435397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74129231782999">
                <text:p>0.274129231782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874303729666434">
                <text:p>-0.8743037296664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907750704208014">
                <text:p>-0.9077507042080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16442716063554">
                <text:p>0.2164427160635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6461009733926">
                <text:p>1.064610097339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55096732466538">
                <text:p>0.5550967324665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66232288635144">
                <text:p>-0.662322886351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03509240014017">
                <text:p>-1.035092400140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878246292298781">
                <text:p>-0.08782462922987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71444529269192">
                <text:p>0.9714445292691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91845545679155">
                <text:p>0.7918455456791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397581781619872">
                <text:p>-0.3975817816198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07997922889639">
                <text:p>-1.079979228896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385095914908811">
                <text:p>-0.3850959149088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00894246927395">
                <text:p>0.8008942469273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65516396688602">
                <text:p>0.9655163966886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101169540098418">
                <text:p>-0.1011695400984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.0388355314316">
                <text:p>-1.03883553143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651690680781851">
                <text:p>-0.6516906807818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66545188028634">
                <text:p>0.5665451880286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6227476506909">
                <text:p>1.062274765069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03301808986718">
                <text:p>0.2033018089867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91493879109814">
                <text:p>-0.914938791098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866372140638577">
                <text:p>-0.8663721406385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87065464252257">
                <text:p>0.2870654642522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7441293466708">
                <text:p>1.074412934667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91578252521048">
                <text:p>0.4915782525210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718158551200893">
                <text:p>-0.7181585512008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0120388924638">
                <text:p>-1.01203889246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152817298316002">
                <text:p>-0.01528172983160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0096398585121">
                <text:p>1.000963985851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40695854281724">
                <text:p>0.7406958542817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464170212835798">
                <text:p>-0.4641702128357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.077087206318">
                <text:p>-1.0770872063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316411590078099">
                <text:p>-0.3164115900780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47778819775815">
                <text:p>0.8477788197758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30810048931801">
                <text:p>0.9308100489318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173206341425311">
                <text:p>-0.1732063414253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05633537081179">
                <text:p>-1.056335370811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592336284457973">
                <text:p>-0.5923362844579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27060078949299">
                <text:p>0.6270600789492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7cbcfc562f6eb6708b5ff7d7397325de9e76445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734cm" svg:height="9.055cm" xlink:href=".." xlink:type="simple" chart:class="chart:line" chart:style-name="ch1">
        <chart:title svg:x="2.905cm" svg:y="0.317cm" chart:style-name="ch2">
          <text:p>График зависимости напряжения от времени</text:p>
        </chart:title>
        <chart:plot-area chart:style-name="ch3" table:cell-range-address="Лист1.B5:Лист1.B105" svg:x="0.314cm" svg:y="1.303cm" svg:width="15.106cm" svg:height="7.571cm">
          <chart:coordinate-region svg:x="1.137cm" svg:y="1.421cm" svg:width="14.14cm" svg:height="6.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5:Лист1.B105" chart:class="chart:line"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B5:Лист1.B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4.775604194199">
                <text:p>114.775604194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2.730868797424">
                <text:p>312.7308687974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1.416514940147">
                <text:p>341.4165149401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4.2501829809">
                <text:p>164.25018298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16934840293413">
                <text:p>7.169348402934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.4967633841941">
                <text:p>70.49676338419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3.471957741003">
                <text:p>273.471957741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7.243814042943">
                <text:p>357.2438140429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4.979383161961">
                <text:p>214.9793831619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.1062874281514">
                <text:p>28.10628742815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.9408876247189">
                <text:p>34.94088762471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6.767124118476">
                <text:p>226.7671241184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8.951972533087">
                <text:p>358.9519725330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2.922145734045">
                <text:p>262.9221457340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.1429925160656">
                <text:p>61.14299251606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9403375945633">
                <text:p>10.94033759456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6.336848200298">
                <text:p>176.3368482002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6.404919484542">
                <text:p>346.4049194845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4.259377716283">
                <text:p>304.2593777162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.647778679341">
                <text:p>103.6477786793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06983349596533">
                <text:p>0.4069833495965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6.198376854395">
                <text:p>126.1983768543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0.602145949921">
                <text:p>320.6021459499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5.698178907634">
                <text:p>335.6981789076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2.234739020235">
                <text:p>152.2347390202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17990585019288">
                <text:p>4.179905850192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0.3457119637632">
                <text:p>80.34571196376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3.599086076242">
                <text:p>283.5990860762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4.734152429083">
                <text:p>354.7341524290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3.033464132933">
                <text:p>203.0334641329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.9585562529741">
                <text:p>21.95855625297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.4314505262196">
                <text:p>42.43145052621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8.343382399161">
                <text:p>238.3433823991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9.850903543248">
                <text:p>359.8509035432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1.997356697903">
                <text:p>251.9973566979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.326697459369">
                <text:p>52.3266974593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4758208716082">
                <text:p>15.47582087160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8.440078328468">
                <text:p>188.4400783284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0.640834789813">
                <text:p>350.6408347898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5.225981104456">
                <text:p>295.2259811044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2.8652207509521">
                <text:p>92.86522075095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2609300453222">
                <text:p>1.626093004532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7.864442456831">
                <text:p>137.8644424568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7.837614965537">
                <text:p>327.8376149655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9.275769915367">
                <text:p>329.2757699153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0.34485060308">
                <text:p>140.344850603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8552830682374">
                <text:p>1.985528306823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.6453009427368">
                <text:p>90.64530094273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3.257735488519">
                <text:p>293.2577354885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1.434336474728">
                <text:p>351.4343364747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0.983386921842">
                <text:p>190.9833869218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5254943683662">
                <text:p>16.5254943683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.5441035284315">
                <text:p>50.54410352843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9.655809733231">
                <text:p>249.6558097332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9.936542073943">
                <text:p>359.9365420739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0.746992935194">
                <text:p>240.7469929351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.0877458284728">
                <text:p>44.08774582847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.7552886098894">
                <text:p>20.75528860988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0.505142108315">
                <text:p>200.5051421083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4.105105889299">
                <text:p>354.1051058892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5.671528317623">
                <text:p>285.6715283176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2.4766895372851">
                <text:p>82.47668953728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65181610557484">
                <text:p>3.651816105574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9.721046618667">
                <text:p>149.721046618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4.404556784098">
                <text:p>334.4045567840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2.178330335836">
                <text:p>322.1783303358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8.634284247374">
                <text:p>128.6342842473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96138829747026">
                <text:p>0.5961388297470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1.348955196429">
                <text:p>101.3489551964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2.404229205721">
                <text:p>302.4042292057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7.359288070437">
                <text:p>347.3592880704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8.883642426317">
                <text:p>178.8836424263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831670282377">
                <text:p>11.8316702823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9.2421609125428">
                <text:p>59.24216091254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0.653250903251">
                <text:p>260.6532509032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9.208500864548">
                <text:p>359.2085008645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9.221929009566">
                <text:p>229.2219290095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.4633944692846">
                <text:p>36.46339446928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.7548668598068">
                <text:p>26.75486685980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2.477480872395">
                <text:p>212.4774808723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6.782067220155">
                <text:p>356.7820672201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5.639224946885">
                <text:p>275.6392249468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2.5291623631309">
                <text:p>72.52916236313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474992257469">
                <text:p>6.4749922574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1.714573334608">
                <text:p>161.7145733346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0.273275450293">
                <text:p>340.2732754502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14.43795505497">
                <text:p>314.437955054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7.155995570019">
                <text:p>117.1559955700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80202898886273">
                <text:p>0.01802028988862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2.408272401938">
                <text:p>112.4082724019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0.997206442846">
                <text:p>310.9972064428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2.527434736755">
                <text:p>342.5274347367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6.788946141283">
                <text:p>166.7889461412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89830964221499">
                <text:p>7.898309642214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8.4862897393422">
                <text:p>68.48628973934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1.285975070955">
                <text:p>271.2859750709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7.670072144509">
                <text:p>357.6700721445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7.47428168903">
                <text:p>217.474281689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.4881209824174">
                <text:p>29.48812098241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.4474253052189">
                <text:p>33.44742530521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7cbcfc562f6eb6708b5ff7d7397325de9e76445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